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30000001433E13C69E838DD94.png" manifest:media-type="image/png"/>
  <manifest:file-entry manifest:full-path="Pictures/1000000000000013000000145D58AA30B4C73792.png" manifest:media-type="image/png"/>
  <manifest:file-entry manifest:full-path="Pictures/1000000000000012000000149C3DC234DA5FB353.png" manifest:media-type="image/png"/>
  <manifest:file-entry manifest:full-path="Pictures/100000000000001300000014CEB3BAC710E6EE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ru" fo:country="RU"/>
    </style:style>
    <style:style style:name="P2" style:family="paragraph" style:parent-style-name="Standard">
      <style:paragraph-properties fo:text-align="start" style:justify-single-word="false"/>
      <style:text-properties fo:font-size="13pt" fo:language="ru" fo:country="RU" style:font-size-asian="11.3500003814697pt" style:font-size-complex="13pt"/>
    </style:style>
    <style:style style:name="P3" style:family="paragraph" style:parent-style-name="Text_20_body">
      <style:paragraph-properties fo:text-align="start" style:justify-single-word="false"/>
      <style:text-properties fo:font-size="13pt" fo:language="en" fo:country="US" style:font-size-asian="11.3500003814697pt" style:font-size-complex="13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language="ru" fo:country="RU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language="ru" fo:country="RU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0pt" fo:language="ru" fo:country="RU" fo:font-weight="bold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4pt" fo:language="ru" fo:country="RU" fo:font-weight="bold"/>
    </style:style>
    <style:style style:name="P10" style:family="paragraph" style:parent-style-name="Text_20_body">
      <style:paragraph-properties fo:margin-left="12.243cm" fo:margin-right="0cm" fo:margin-top="0cm" fo:margin-bottom="0cm" loext:contextual-spacing="false" fo:text-align="end" style:justify-single-word="false" fo:text-indent="0cm" style:auto-text-indent="false"/>
      <style:text-properties fo:language="ru" fo:country="RU" officeooo:rsid="000dcf75" officeooo:paragraph-rsid="000dcf75"/>
    </style:style>
    <style:style style:name="P11" style:family="paragraph" style:parent-style-name="Text_20_body">
      <style:paragraph-properties fo:margin-left="12.014cm" fo:margin-right="0cm" fo:margin-top="0cm" fo:margin-bottom="0cm" loext:contextual-spacing="false" fo:text-align="end" style:justify-single-word="false" fo:text-indent="0cm" style:auto-text-indent="false"/>
      <style:text-properties fo:language="ru" fo:country="RU"/>
    </style:style>
    <style:style style:name="P12" style:family="paragraph" style:parent-style-name="Text_20_body">
      <style:paragraph-properties fo:margin-left="11.252cm" fo:margin-right="0cm" fo:margin-top="0cm" fo:margin-bottom="0cm" loext:contextual-spacing="false" fo:text-align="end" style:justify-single-word="false" fo:text-indent="0cm" style:auto-text-indent="false"/>
      <style:text-properties fo:language="ru" fo:country="RU"/>
    </style:style>
    <style:style style:name="P13" style:family="paragraph" style:parent-style-name="Text_20_body">
      <style:paragraph-properties fo:margin-top="0cm" fo:margin-bottom="0cm" loext:contextual-spacing="false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 officeooo:paragraph-rsid="001065da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rsid="00208033" officeooo:paragraph-rsid="000f4b38" style:font-size-asian="11.3500003814697pt" style:font-size-complex="13pt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rsid="0004b6fa" officeooo:paragraph-rsid="001065da"/>
    </style:style>
    <style:style style:name="P19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208033" officeooo:paragraph-rsid="000ec3da" style:font-size-asian="11.3500003814697pt" style:font-size-complex="13pt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2219cf" officeooo:paragraph-rsid="000f4b38" style:font-size-asian="11.3500003814697pt" style:font-size-complex="13pt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08d07a" officeooo:paragraph-rsid="001065da" style:font-size-asian="11.3500003814697pt" style:font-size-complex="13pt"/>
    </style:style>
    <style:style style:name="P22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3pt" fo:language="ru" fo:country="RU" fo:font-weight="bold" officeooo:rsid="001065da" officeooo:paragraph-rsid="001065da" style:font-size-asian="11.3500003814697pt" style:font-weight-asian="bold" style:font-size-complex="13pt" style:font-weight-complex="bold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/>
      <style:text-properties fo:font-size="13pt" fo:language="ru" fo:country="RU" fo:font-weight="normal" officeooo:rsid="001065da" officeooo:paragraph-rsid="001065da" style:font-size-asian="11.3500003814697pt" style:font-weight-asian="normal" style:font-size-complex="13pt" style:font-weight-complex="normal"/>
    </style:style>
    <style:style style:name="P24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/>
    </style:style>
    <style:style style:name="P25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paragraph-rsid="001065da"/>
    </style:style>
    <style:style style:name="P26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1065da" officeooo:paragraph-rsid="001065da"/>
    </style:style>
    <style:style style:name="P27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11bf75" officeooo:paragraph-rsid="0011bf75"/>
    </style:style>
    <style:style style:name="P28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29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1065da"/>
    </style:style>
    <style:style style:name="P30" style:family="paragraph" style:parent-style-name="Text_20_body">
      <style:paragraph-properties fo:margin-top="0cm" fo:margin-bottom="0cm" loext:contextual-spacing="false" fo:text-align="center" style:justify-single-word="false"/>
      <style:text-properties fo:font-size="24pt" fo:language="ru" fo:country="RU" officeooo:rsid="0008d07a" officeooo:paragraph-rsid="001065da" style:font-size-asian="11.3500003814697pt" style:font-size-complex="13pt"/>
    </style:style>
    <style:style style:name="P31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10d0b5" officeooo:paragraph-rsid="0010d0b5"/>
    </style:style>
    <style:style style:name="P32" style:family="paragraph" style:parent-style-name="Text_20_body">
      <style:paragraph-properties fo:margin-top="0cm" fo:margin-bottom="0cm" loext:contextual-spacing="false" fo:text-align="justify" style:justify-single-word="false"/>
      <style:text-properties style:text-position="0% 100%" officeooo:rsid="0010d0b5" officeooo:paragraph-rsid="0010d0b5"/>
    </style:style>
    <style:style style:name="P33" style:family="paragraph" style:parent-style-name="Text_20_body">
      <style:paragraph-properties fo:margin-top="0cm" fo:margin-bottom="0cm" loext:contextual-spacing="false" fo:text-align="justify" style:justify-single-word="false"/>
      <style:text-properties style:text-position="0% 100%" fo:font-size="16pt" fo:language="ru" fo:country="RU" officeooo:rsid="0010d0b5" officeooo:paragraph-rsid="0010d0b5"/>
    </style:style>
    <style:style style:name="P34" style:family="paragraph" style:parent-style-name="Text_20_body">
      <style:paragraph-properties fo:margin-top="0cm" fo:margin-bottom="0cm" loext:contextual-spacing="false" fo:text-align="justify" style:justify-single-word="false"/>
      <style:text-properties style:text-position="0% 100%" fo:font-size="16pt" fo:language="ru" fo:country="RU" officeooo:rsid="0012e287" officeooo:paragraph-rsid="0012e287"/>
    </style:style>
    <style:style style:name="P35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1571f4" officeooo:paragraph-rsid="001571f4"/>
    </style:style>
    <style:style style:name="P36" style:family="paragraph" style:parent-style-name="Standard">
      <style:text-properties officeooo:rsid="00167801" officeooo:paragraph-rsid="00167801"/>
    </style:style>
    <style:style style:name="P37" style:family="paragraph" style:parent-style-name="Standard">
      <style:text-properties officeooo:paragraph-rsid="00167801"/>
    </style:style>
    <style:style style:name="P38" style:family="paragraph" style:parent-style-name="Text_20_body">
      <style:paragraph-properties fo:margin-top="0cm" fo:margin-bottom="0cm" loext:contextual-spacing="false"/>
    </style:style>
    <style:style style:name="P39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40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/>
    </style:style>
    <style:style style:name="P41" style:family="paragraph" style:parent-style-name="Text_20_body">
      <style:paragraph-properties fo:margin-top="0cm" fo:margin-bottom="0cm" loext:contextual-spacing="false"/>
      <style:text-properties fo:language="ru" fo:country="RU" officeooo:rsid="00167801" officeooo:paragraph-rsid="00167801"/>
    </style:style>
    <style:style style:name="P42" style:family="paragraph" style:parent-style-name="Text_20_body">
      <style:paragraph-properties fo:margin-top="0cm" fo:margin-bottom="0cm" loext:contextual-spacing="false" fo:text-align="justify" style:justify-single-word="false"/>
      <style:text-properties style:text-position="0% 100%" fo:language="ru" fo:country="RU" officeooo:rsid="0010d0b5" officeooo:paragraph-rsid="0010d0b5"/>
    </style:style>
    <style:style style:name="P43" style:family="paragraph" style:parent-style-name="Text_20_body">
      <style:paragraph-properties fo:margin-top="0cm" fo:margin-bottom="0cm" loext:contextual-spacing="false" fo:text-align="justify" style:justify-single-word="false"/>
      <style:text-properties style:text-position="0% 100%" fo:language="ru" fo:country="RU" officeooo:rsid="0012e287" officeooo:paragraph-rsid="0012e287"/>
    </style:style>
    <style:style style:name="P44" style:family="paragraph" style:parent-style-name="Text_20_body">
      <style:paragraph-properties fo:margin-top="0cm" fo:margin-bottom="0cm" loext:contextual-spacing="false" fo:text-align="justify" style:justify-single-word="false"/>
      <style:text-properties style:text-position="0% 100%" fo:language="ru" fo:country="RU" officeooo:rsid="0011bf75" officeooo:paragraph-rsid="0011bf75"/>
    </style:style>
    <style:style style:name="P45" style:family="paragraph" style:parent-style-name="Text_20_body">
      <style:paragraph-properties fo:margin-top="0cm" fo:margin-bottom="0cm" loext:contextual-spacing="false" fo:text-align="center" style:justify-single-word="false"/>
      <style:text-properties style:text-position="0% 100%" fo:font-size="24pt" fo:language="ru" fo:country="RU" officeooo:rsid="0012e287" officeooo:paragraph-rsid="0012e287"/>
    </style:style>
    <style:style style:name="P46" style:family="paragraph" style:parent-style-name="Text_20_body">
      <style:paragraph-properties fo:margin-top="0cm" fo:margin-bottom="0cm" loext:contextual-spacing="false" fo:text-align="justify" style:justify-single-word="false"/>
      <style:text-properties style:text-position="sub 58%" fo:language="ru" fo:country="RU" officeooo:rsid="0012e287" officeooo:paragraph-rsid="0011bf75"/>
    </style:style>
    <style:style style:name="P47" style:family="paragraph" style:parent-style-name="Text_20_body">
      <style:paragraph-properties fo:margin-top="0cm" fo:margin-bottom="0cm" loext:contextual-spacing="false" fo:text-align="justify" style:justify-single-word="false"/>
      <style:text-properties style:text-position="sub 58%" fo:language="ru" fo:country="RU" officeooo:rsid="0010d0b5" officeooo:paragraph-rsid="0010d0b5"/>
    </style:style>
    <style:style style:name="P48" style:family="paragraph" style:parent-style-name="Text_20_body">
      <style:paragraph-properties fo:margin-top="0cm" fo:margin-bottom="0cm" loext:contextual-spacing="false" fo:text-align="center" style:justify-single-word="false"/>
      <style:text-properties fo:font-size="20pt" fo:language="ru" fo:country="RU"/>
    </style:style>
    <style:style style:name="P49" style:family="paragraph" style:parent-style-name="Text_20_body">
      <style:paragraph-properties fo:margin-top="0cm" fo:margin-bottom="0cm" loext:contextual-spacing="false" fo:text-align="start" style:justify-single-word="false"/>
      <style:text-properties fo:font-size="16pt" fo:language="ru" fo:country="RU" style:font-size-asian="11.3500003814697pt" style:font-size-complex="13pt"/>
    </style:style>
    <style:style style:name="P50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/>
    </style:style>
    <style:style style:name="P51" style:family="paragraph" style:parent-style-name="Text_20_body">
      <loext:graphic-properties draw:fill="solid" draw:fill-color="#eeeeee" draw:fill-image-width="0cm" draw:fill-image-height="0cm"/>
      <style:paragraph-properties fo:margin-top="0cm" fo:margin-bottom="0cm" loext:contextual-spacing="false" fo:text-align="start" style:justify-single-word="false" fo:background-color="#eeeeee" style:shadow="none"/>
      <style:text-properties style:text-position="0% 100%" fo:font-size="13pt" fo:language="ru" fo:country="RU" officeooo:rsid="00167801" officeooo:paragraph-rsid="00167801" style:font-size-asian="11.3500003814697pt" style:font-size-complex="13pt"/>
    </style:style>
    <style:style style:name="P52" style:family="paragraph" style:parent-style-name="Text_20_body">
      <loext:graphic-properties draw:fill="solid" draw:fill-color="#eeeeee" draw:fill-image-width="0cm" draw:fill-image-height="0cm"/>
      <style:paragraph-properties fo:margin-top="0cm" fo:margin-bottom="0cm" loext:contextual-spacing="false" fo:text-align="start" style:justify-single-word="false" fo:background-color="#eeeeee" style:shadow="none"/>
      <style:text-properties style:text-position="0% 100%" fo:font-size="10pt" fo:language="ru" fo:country="RU" officeooo:rsid="00167801" officeooo:paragraph-rsid="00167801" style:font-size-asian="10pt" style:font-size-complex="10pt"/>
    </style:style>
    <style:style style:name="T1" style:family="text">
      <style:text-properties officeooo:rsid="000dcf75"/>
    </style:style>
    <style:style style:name="T2" style:family="text">
      <style:text-properties officeooo:rsid="000ec3da"/>
    </style:style>
    <style:style style:name="T3" style:family="text">
      <style:text-properties fo:font-size="16pt"/>
    </style:style>
    <style:style style:name="T4" style:family="text">
      <style:text-properties fo:font-size="16pt" fo:language="ru" fo:country="RU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ec3da"/>
    </style:style>
    <style:style style:name="T7" style:family="text">
      <style:text-properties fo:language="ru" fo:country="RU" officeooo:rsid="0004b6fa"/>
    </style:style>
    <style:style style:name="T8" style:family="text">
      <style:text-properties fo:language="ru" fo:country="RU" officeooo:rsid="001065da"/>
    </style:style>
    <style:style style:name="T9" style:family="text">
      <style:text-properties fo:language="ru" fo:country="RU" officeooo:rsid="0010d0b5"/>
    </style:style>
    <style:style style:name="T10" style:family="text">
      <style:text-properties officeooo:rsid="002219cf"/>
    </style:style>
    <style:style style:name="T11" style:family="text">
      <style:text-properties officeooo:rsid="0023f8d9"/>
    </style:style>
    <style:style style:name="T12" style:family="text">
      <style:text-properties officeooo:rsid="0004b6fa"/>
    </style:style>
    <style:style style:name="T13" style:family="text">
      <style:text-properties officeooo:rsid="001065da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ru" fo:country="RU"/>
    </style:style>
    <style:style style:name="T16" style:family="text">
      <style:text-properties style:text-position="sub 58%" officeooo:rsid="00110e85"/>
    </style:style>
    <style:style style:name="T17" style:family="text">
      <style:text-properties style:text-position="sub 58%" fo:font-style="normal" officeooo:rsid="00167801" style:font-style-asian="normal" style:font-style-complex="normal"/>
    </style:style>
    <style:style style:name="T18" style:family="text">
      <style:text-properties style:text-position="0% 100%"/>
    </style:style>
    <style:style style:name="T19" style:family="text">
      <style:text-properties style:text-position="0% 100%" fo:language="ru" fo:country="RU"/>
    </style:style>
    <style:style style:name="T20" style:family="text">
      <style:text-properties style:text-position="0% 100%" fo:font-style="normal" style:font-style-asian="normal" style:font-style-complex="normal"/>
    </style:style>
    <style:style style:name="T21" style:family="text">
      <style:text-properties style:text-position="0% 100%" fo:font-style="normal" officeooo:rsid="00167801" style:font-style-asian="normal" style:font-style-complex="normal"/>
    </style:style>
    <style:style style:name="T22" style:family="text">
      <style:text-properties officeooo:rsid="00110e85"/>
    </style:style>
    <style:style style:name="T23" style:family="text">
      <style:text-properties fo:font-style="italic"/>
    </style:style>
    <style:style style:name="T24" style:family="text">
      <style:text-properties fo:color="#000000" style:text-underline-style="none"/>
    </style:style>
    <style:style style:name="T25" style:family="text">
      <style:text-properties fo:font-style="normal" officeooo:rsid="00167801" style:font-style-asian="normal" style:font-style-complex="normal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officeooo:rsid="00188549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БЕЛОРУССКИЙ ГОСУДАРСТВЕННЫЙ УНИВЕРСИТЕТ</text:p>
      <text:p text:style-name="P5">ФАКУЛЬТЕТ ПРИКЛАДНОЙ МАТЕМАТИКИ И ИНФОРМАТИК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ЛАБОРАТОРНАЯ РАБОТА № <text:span text:style-name="T2">3</text:span></text:p>
      <text:p text:style-name="P7"/>
      <text:p text:style-name="P8">Решение СЛАУ методом прогонки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10">Манец Мария</text:p>
      <text:p text:style-name="P11">2 курс <text:span text:style-name="T1">1</text:span> группа</text:p>
      <text:p text:style-name="P12">Преподаватель :</text:p>
      <text:p text:style-name="P12">Будник А. М.</text:p>
      <text:p text:style-name="P4"/>
      <text:p text:style-name="P9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Постановка задачи</text:p>
      <text:p text:style-name="P3"><text:span text:style-name="T4">Рассматриваем СЛАУ в виде: </text:span><text:span text:style-name="T3">Ax</text:span> <text:span text:style-name="T4">= </text:span><text:span text:style-name="T3">f</text:span><text:span text:style-name="T4">.</text:span></text:p>
      <text:p text:style-name="P14"><text:span text:style-name="T5">Для заданной трёхдиагональной матрицы А и столбца коэффициентов </text:span>f <text:span text:style-name="T5">решить СЛАУ(т.е. найти столбец х), найти вектор невязки для полученных результатов, </text:span><text:span text:style-name="T6">а также его норму</text:span><text:span text:style-name="T5">.</text:span></text:p>
      <text:p text:style-name="P24"/>
      <text:p text:style-name="P16">Входные данные:</text:p>
      <text:p text:style-name="P19">Исходная матрица А лежит в файле «А.txt», а транспонированный столбец свободных коэффициентов — в «<text:span text:style-name="T2">f</text:span>.txt». Считываем их из файла и получаем две матрицы: А, размером n*n и <text:span text:style-name="T2">f</text:span>, <text:span text:style-name="T10">размером 1*n.</text:span></text:p>
      <text:p text:style-name="P19"/>
      <text:p text:style-name="P17">Выходные данные:</text:p>
      <text:p text:style-name="P20">Вывод составляет <text:span text:style-name="T11">13 строк. Первые 5 строк — столбец неизвестных x. C 7-11 — вектор невязки, а 13 — норма невязки.</text:span></text:p>
      <text:p text:style-name="P20"/>
      <text:p text:style-name="P18">Данные: </text:p>
      <text:p text:style-name="P25">Матрица А (Вариант 1<text:span text:style-name="T12">7</text:span>):</text:p>
      <text:p text:style-name="P29"/>
      <text:p text:style-name="P26">0.4997 -0.0658 0.0000 0.0000 0.0000</text:p>
      <text:p text:style-name="P26">0.0684 0.7824 0.0000 0.0000 0.0000</text:p>
      <text:p text:style-name="P26">0.0000 0.0000 0.6286 -0.1841 0</text:p>
      <text:p text:style-name="P26">0.0000 0.0000 0.0000 0.6181 -0.0263</text:p>
      <text:p text:style-name="P26">0.0000 0.0000 0.0000 0.0132 0.7364</text:p>
      <text:p text:style-name="P29"/>
      <text:p text:style-name="P15"><text:span text:style-name="T5">Транспонированны</text:span><text:span text:style-name="T7">й столбец свободных коэффициентов:</text:span> </text:p>
      <text:p text:style-name="P29"/>
      <text:p text:style-name="P25">(<text:span text:style-name="T12">-2.8141 2.4104 2.2828 -1.6332 1.8936</text:span>)</text:p>
      <text:p text:style-name="P21"/>
      <text:p text:style-name="P30">Алгоритм решения и формулы</text:p>
      <text:p text:style-name="P22">(вариант с методом левой прогонки)</text:p>
      <text:p text:style-name="P23">В общем виде алгоритм решения поставленной задачи выглядит так:</text:p>
      <text:p text:style-name="P29"><text:span text:style-name="T5">1. Нахождение </text:span><text:span text:style-name="T8">прогоночных</text:span><text:span text:style-name="T5"> коэффициентов </text:span><text:span text:style-name="T8">e и m</text:span></text:p>
      <text:p text:style-name="P24">2. Нахождение ответа.</text:p>
      <text:p text:style-name="P24">Будем рассматривать метод <text:span text:style-name="T13">левой</text:span> прогонки.</text:p>
      <text:p text:style-name="P14"><text:span text:style-name="T5">Итак, в методе прогонки используется тот факт, что матрица трёхдиагональная</text:span> </text:p>
      <text:p text:style-name="P28"><text:span text:style-name="T5">Обозначим за </text:span><text:span text:style-name="T5"><draw:frame draw:style-name="fr1" draw:name="Изображение1" text:anchor-type="as-char" svg:width="0.503cm" svg:height="0.529cm" draw:z-index="0"><draw:image xlink:href="Pictures/100000000000001300000014CEB3BAC710E6EED9.png" xlink:type="simple" xlink:show="embed" xlink:actuate="onLoad"/></draw:frame></text:span><text:span text:style-name="T5"> - диагональ, расположенную над главной диагональю, за </text:span><text:span text:style-name="T5"><draw:frame draw:style-name="fr1" draw:name="Изображение2" text:anchor-type="as-char" svg:width="0.476cm" svg:height="0.529cm" draw:z-index="1"><draw:image xlink:href="Pictures/1000000000000012000000149C3DC234DA5FB353.png" xlink:type="simple" xlink:show="embed" xlink:actuate="onLoad"/></draw:frame></text:span><text:span text:style-name="T5"> - главную диагональ, за </text:span><text:span text:style-name="T5"><draw:frame draw:style-name="fr1" draw:name="Изображение3" text:anchor-type="as-char" svg:width="0.503cm" svg:height="0.529cm" draw:z-index="2"><draw:image xlink:href="Pictures/10000000000000130000001433E13C69E838DD94.png" xlink:type="simple" xlink:show="embed" xlink:actuate="onLoad"/></draw:frame></text:span><text:span text:style-name="T5"> - диагональ, расположенную под главной диагональю. И пусть </text:span><text:span text:style-name="T5"><draw:frame draw:style-name="fr1" draw:name="Изображение4" text:anchor-type="as-char" svg:width="0.503cm" svg:height="0.529cm" draw:z-index="3"><draw:image xlink:href="Pictures/1000000000000013000000145D58AA30B4C73792.png" xlink:type="simple" xlink:show="embed" xlink:actuate="onLoad"/></draw:frame></text:span><text:span text:style-name="T5"> - наши переменные, пока неизвестные. Так выглядит наша </text:span><text:span text:style-name="T9">система</text:span><text:span text:style-name="T5">:</text:span></text:p>
      <text:p text:style-name="P24"/>
      <text:p text:style-name="P31"><text:span text:style-name="T5">c</text:span><text:span text:style-name="T15">0</text:span><text:span text:style-name="T19">x</text:span><text:span text:style-name="T15">0</text:span><text:span text:style-name="T19">+b</text:span><text:span text:style-name="T15">0</text:span><text:span text:style-name="T19">x</text:span><text:span text:style-name="T15">1</text:span><text:span text:style-name="T19">=f</text:span><text:span text:style-name="T15">0</text:span></text:p>
      <text:p text:style-name="P42"><text:soft-page-break/>…</text:p>
      <text:p text:style-name="P32"><text:span text:style-name="T5">a</text:span><text:span text:style-name="T15">i</text:span><text:span text:style-name="T5">x</text:span><text:span text:style-name="T15">i-1</text:span><text:span text:style-name="T5">+c</text:span><text:span text:style-name="T15">i</text:span><text:span text:style-name="T5">x</text:span><text:span text:style-name="T15">i</text:span><text:span text:style-name="T5">+b</text:span><text:span text:style-name="T15">i</text:span><text:span text:style-name="T5">x</text:span><text:span text:style-name="T15">i+1</text:span><text:span text:style-name="T5">=f</text:span><text:span text:style-name="T15">i</text:span></text:p>
      <text:p text:style-name="P42">…</text:p>
      <text:p text:style-name="P32"><text:span text:style-name="T5">a</text:span><text:span text:style-name="T15">n</text:span><text:span text:style-name="T5">x</text:span><text:span text:style-name="T15">n-1</text:span><text:span text:style-name="T5">+c</text:span><text:span text:style-name="T15">n</text:span><text:span text:style-name="T5">x</text:span><text:span text:style-name="T15">n</text:span><text:span text:style-name="T5">=f</text:span><text:span text:style-name="T15">n</text:span></text:p>
      <text:p text:style-name="P32"/>
      <text:p text:style-name="P33">Первый этап: Прямой ход метода прогонки</text:p>
      <text:p text:style-name="P24">На первом этапе мы избавляемся от <text:span text:style-name="T22">b</text:span><text:span text:style-name="T16">i</text:span> : делим <text:span text:style-name="T22">последнюю</text:span> строку на <text:span text:style-name="T22">с</text:span><text:span text:style-name="T16">n</text:span> , умножаем <text:span text:style-name="T22">на</text:span> -<text:span text:style-name="T22">b</text:span><text:span text:style-name="T16">n-1</text:span> и складываем с <text:span text:style-name="T22">предпоследней</text:span> строкой. Так в <text:span text:style-name="T22">предпоследней</text:span> строке исчезает <text:span text:style-name="T22">x</text:span><text:span text:style-name="T16">n</text:span>. Затем <text:span text:style-name="T22">предпоследнюю</text:span> строку делим на <text:span text:style-name="T22">c</text:span><text:span text:style-name="T16">n-1</text:span> , умножаем на <text:span text:style-name="T22">b</text:span><text:span text:style-name="T16">n-2</text:span> и складываем с <text:span text:style-name="T22">третьей с конца</text:span> строкой и т. д.</text:p>
      <text:p text:style-name="P27">Будем считать, что a<text:span text:style-name="T14">0</text:span><text:span text:style-name="T18">=0, а b</text:span><text:span text:style-name="T14">n</text:span><text:span text:style-name="T18">=0.</text:span></text:p>
      <text:p text:style-name="P43">Введём новые обозначения:</text:p>
      <text:p text:style-name="P27"><text:span text:style-name="T18">e</text:span><text:span text:style-name="T14">i</text:span><text:span text:style-name="T18">=-a</text:span><text:span text:style-name="T14">i</text:span><text:span text:style-name="T18">/(c</text:span><text:span text:style-name="T14">i</text:span><text:span text:style-name="T18">+b</text:span><text:span text:style-name="T14">i</text:span><text:span text:style-name="T18">e</text:span><text:span text:style-name="T14">i+1</text:span><text:span text:style-name="T18">)</text:span></text:p>
      <text:p text:style-name="P27"><text:span text:style-name="T18">m</text:span><text:span text:style-name="T14">i</text:span><text:span text:style-name="T18">=(f</text:span><text:span text:style-name="T14">i</text:span><text:span text:style-name="T18">-b</text:span><text:span text:style-name="T14">i</text:span><text:span text:style-name="T18">m</text:span><text:span text:style-name="T14">i+1</text:span><text:span text:style-name="T18">)/(c</text:span><text:span text:style-name="T14">i</text:span><text:span text:style-name="T18">+b</text:span><text:span text:style-name="T14">i</text:span><text:span text:style-name="T18">e</text:span><text:span text:style-name="T14">i+1</text:span><text:span text:style-name="T18">)</text:span></text:p>
      <text:p text:style-name="P44">i от n до 2</text:p>
      <text:p text:style-name="P46"/>
      <text:p text:style-name="P34">Второй этап: Обратный ход метода прогонки</text:p>
      <text:p text:style-name="P35"><text:span text:style-name="T5">В прямом ходе левой прогонки мы исключали x</text:span><text:span text:style-name="T15">i+1</text:span><text:span text:style-name="T19">, двигаясь вверх, в обратном исключаем x</text:span><text:span text:style-name="T15">i-1 </text:span><text:span text:style-name="T19">и находим x</text:span><text:span text:style-name="T15">i</text:span><text:span text:style-name="T19">. Общая формула:</text:span></text:p>
      <text:p text:style-name="P35"><text:span text:style-name="T19">x</text:span><text:span text:style-name="T15">1</text:span><text:span text:style-name="T19">=(f</text:span><text:span text:style-name="T15">1</text:span><text:span text:style-name="T19">-b</text:span><text:span text:style-name="T15">1</text:span><text:span text:style-name="T19">m</text:span><text:span text:style-name="T15">2</text:span><text:span text:style-name="T19">)/(b</text:span><text:span text:style-name="T15">1</text:span><text:span text:style-name="T19">e</text:span><text:span text:style-name="T15">2</text:span><text:span text:style-name="T19">+c</text:span><text:span text:style-name="T15">1</text:span><text:span text:style-name="T19">)</text:span></text:p>
      <text:p text:style-name="P35"><text:span text:style-name="T19">x</text:span><text:span text:style-name="T15">i+1</text:span><text:span text:style-name="T19">=e</text:span><text:span text:style-name="T15">i+1</text:span><text:span text:style-name="T19">x</text:span><text:span text:style-name="T15">i</text:span><text:span text:style-name="T19">+m</text:span><text:span text:style-name="T15">i+1</text:span><text:span text:style-name="T19"> для i от 1 до n</text:span></text:p>
      <text:p text:style-name="P24">В результате этого шага мы и получим ответ.</text:p>
      <text:p text:style-name="P24"/>
      <text:p text:style-name="Standard">Для применимости формул метода прогонки достаточно свойства <text:a xlink:type="simple" xlink:href="https://ru.wikipedia.org/wiki/Свойство_диагонального_преобладания_матрицы" text:style-name="Internet_20_link" text:visited-style-name="Visited_20_Internet_20_Link"><text:span text:style-name="T24">диагонального преобладания</text:span></text:a> у матрицы <text:span text:style-name="T23">A, </text:span><text:span text:style-name="T25">то есть</text:span></text:p>
      <text:p text:style-name="P37"><text:span text:style-name="T25">|c</text:span><text:span text:style-name="T17">i</text:span><text:span text:style-name="T21">|&gt;=|a</text:span><text:span text:style-name="T17">i</text:span><text:span text:style-name="T21">|+|b</text:span><text:span text:style-name="T17">i</text:span><text:span text:style-name="T21">| для i=1,…,n, </text:span><text:span text:style-name="T20">причём хотя бы одно неравенство является строгим</text:span><text:span text:style-name="T21">.</text:span></text:p>
      <text:p text:style-name="P36"><text:span text:style-name="T20">Наша матрица А удовлетворяет этому условию.</text:span></text:p>
      <text:p text:style-name="P36"><text:span text:style-name="T20"/></text:p>
      <text:p text:style-name="P45">Листинг</text:p>
      <text:p text:style-name="P51"><text:span text:style-name="_5f_JavaKeyWord"><text:span text:style-name="T28">import</text:span></text:span><text:span text:style-name="T28"> </text:span><text:span text:style-name="_5f_JavaIdent"><text:span text:style-name="T28">java.io.File</text:span></text:span><text:span text:style-name="_5f_OOoComputerSpecial"><text:span text:style-name="T28">;</text:span></text:span></text:p>
      <text:p text:style-name="P51"><text:span text:style-name="_5f_JavaKeyWord"><text:span text:style-name="T28">import</text:span></text:span><text:span text:style-name="T28"> </text:span><text:span text:style-name="_5f_JavaIdent"><text:span text:style-name="T28">java.util.Scanner</text:span></text:span><text:span text:style-name="_5f_OOoComputerSpecial"><text:span text:style-name="T28">;</text:span></text:span></text:p>
      <text:p text:style-name="P51"><text:span text:style-name="_5f_JavaKeyWord"><text:span text:style-name="T28">import</text:span></text:span><text:span text:style-name="T28"> </text:span><text:span text:style-name="_5f_JavaIdent"><text:span text:style-name="T28">java.util.Arrays</text:span></text:span><text:span text:style-name="_5f_OOoComputerSpecial"><text:span text:style-name="T28">;</text:span></text:span></text:p>
      <text:p text:style-name="P51"><text:span text:style-name="_5f_JavaKeyWord"><text:span text:style-name="T28">import</text:span></text:span><text:span text:style-name="T28"> </text:span><text:span text:style-name="_5f_JavaIdent"><text:span text:style-name="T28">java.util.Collections</text:span></text:span><text:span text:style-name="_5f_OOoComputerSpecial"><text:span text:style-name="T28">;</text:span></text:span></text:p>
      <text:p text:style-name="P51"><text:span text:style-name="_5f_JavaKeyWord"><text:span text:style-name="T28">import</text:span></text:span><text:span text:style-name="T28"> </text:span><text:span text:style-name="_5f_JavaIdent"><text:span text:style-name="T28">java.io.IOException</text:span></text:span><text:span text:style-name="_5f_OOoComputerSpecial"><text:span text:style-name="T28">;</text:span></text:span></text:p>
      <text:p text:style-name="P51"><text:span text:style-name="_5f_JavaKeyWord"><text:span text:style-name="T28">class</text:span></text:span><text:span text:style-name="T28"> </text:span><text:span text:style-name="_5f_JavaIdent"><text:span text:style-name="T28">Ex</text:span></text:span><text:span text:style-name="T28"> </text:span><text:span text:style-name="_5f_JavaKeyWord"><text:span text:style-name="T28">extends</text:span></text:span><text:span text:style-name="T28"> </text:span><text:span text:style-name="_5f_JavaKeyWord"><text:span text:style-name="T28">Exception</text:span></text:span></text:p>
      <text:p text:style-name="P51"><text:span text:style-name="_5f_OOoComputerSpecial"><text:span text:style-name="T28">{</text:span></text:span></text:p>
      <text:p text:style-name="P51"><text:span text:style-name="T28"><text:tab/></text:span><text:span text:style-name="_5f_JavaIdent"><text:span text:style-name="T28">Ex</text:span></text:span><text:span text:style-name="_5f_OOoComputerSpecial"><text:span text:style-name="T28">(</text:span></text:span><text:span text:style-name="_5f_JavaKeyWord"><text:span text:style-name="T28">String</text:span></text:span><text:span text:style-name="T28"> </text:span><text:span text:style-name="_5f_JavaIdent"><text:span text:style-name="T28">message</text:span></text:span><text:span text:style-name="_5f_OOoComputerSpecial"><text:span text:style-name="T28">)</text:span></text:span></text:p>
      <text:p text:style-name="P51"><text:span text:style-name="T28"><text:tab/></text:span><text:span text:style-name="_5f_OOoComputerSpecial"><text:span text:style-name="T28">{</text:span></text:span></text:p>
      <text:p text:style-name="P51"><text:span text:style-name="T28"><text:tab/><text:tab/></text:span><text:span text:style-name="_5f_JavaKeyWord"><text:span text:style-name="T28">super</text:span></text:span><text:span text:style-name="_5f_OOoComputerSpecial"><text:span text:style-name="T28">(</text:span></text:span><text:span text:style-name="_5f_JavaIdent"><text:span text:style-name="T28">message</text:span></text:span><text:span text:style-name="_5f_OOoComputerSpecial"><text:span text:style-name="T28">);</text:span></text:span></text:p>
      <text:p text:style-name="P51"><text:span text:style-name="T28"><text:tab/></text:span><text:span text:style-name="_5f_OOoComputerSpecial"><text:span text:style-name="T28">}</text:span></text:span></text:p>
      <text:p text:style-name="P51"><text:span text:style-name="_5f_OOoComputerSpecial"><text:span text:style-name="T28">}</text:span></text:span></text:p>
      <text:p text:style-name="P51"><text:span text:style-name="_5f_JavaKeyWord"><text:span text:style-name="T28">public</text:span></text:span><text:span text:style-name="T28"> </text:span><text:span text:style-name="_5f_JavaKeyWord"><text:span text:style-name="T28">class</text:span></text:span><text:span text:style-name="T28"> </text:span><text:span text:style-name="_5f_JavaIdent"><text:span text:style-name="T28">Pr</text:span></text:span><text:span text:style-name="T28"> </text:span><text:span text:style-name="_5f_OOoComputerSpecial"><text:span text:style-name="T28">{</text:span></text:span></text:p>
      <text:p text:style-name="P51"><text:span text:style-name="T28"><text:tab/></text:span><text:span text:style-name="_5f_JavaKeyWord"><text:span text:style-name="T28">public</text:span></text:span><text:span text:style-name="T28"> </text:span><text:span text:style-name="_5f_JavaKeyWord"><text:span text:style-name="T28">static</text:span></text:span><text:span text:style-name="T28"> </text:span><text:span text:style-name="_5f_JavaKeyWord"><text:span text:style-name="T28">double</text:span></text:span><text:span text:style-name="_5f_OOoComputerSpecial"><text:span text:style-name="T28">[][]</text:span></text:span><text:span text:style-name="T28"> </text:span><text:span text:style-name="_5f_JavaIdent"><text:span text:style-name="T28">readMatrix</text:span></text:span><text:span text:style-name="_5f_OOoComputerSpecial"><text:span text:style-name="T28">(</text:span></text:span><text:span text:style-name="_5f_JavaKeyWord"><text:span text:style-name="T28">String</text:span></text:span><text:span text:style-name="T28"> </text:span><text:span text:style-name="_5f_JavaIdent"><text:span text:style-name="T28">filename</text:span></text:span><text:span text:style-name="_5f_OOoComputerSpecial"><text:span text:style-name="T28">)</text:span></text:span><text:span text:style-name="T28"> </text:span><text:span text:style-name="_5f_JavaKeyWord"><text:span text:style-name="T28">throws</text:span></text:span><text:span text:style-name="T28"> </text:span><text:span text:style-name="_5f_JavaIdent"><text:span text:style-name="T28">Ex</text:span></text:span><text:span text:style-name="_5f_OOoComputerSpecial"><text:span text:style-name="T28">{</text:span></text:span></text:p>
      <text:p text:style-name="P51"><text:span text:style-name="T28"><text:s text:c="8"/></text:span><text:span text:style-name="_5f_JavaKeyWord"><text:span text:style-name="T28">double</text:span></text:span><text:span text:style-name="T28"> </text:span><text:span text:style-name="_5f_OOoComputerSpecial"><text:span text:style-name="T28">[][]</text:span></text:span><text:span text:style-name="T28"> </text:span><text:span text:style-name="_5f_JavaIdent"><text:span text:style-name="T28">k</text:span></text:span><text:span text:style-name="_5f_OOoComputerSpecial"><text:span text:style-name="T28">=</text:span></text:span><text:span text:style-name="T28"> </text:span><text:span text:style-name="_5f_JavaKeyWord"><text:span text:style-name="T28">new</text:span></text:span><text:span text:style-name="T28"> </text:span><text:span text:style-name="_5f_JavaKeyWord"><text:span text:style-name="T28">double</text:span></text:span><text:span text:style-name="_5f_OOoComputerSpecial"><text:span text:style-name="T28">[</text:span></text:span><text:span text:style-name="_5f_JavaNumber"><text:span text:style-name="T28">10</text:span></text:span><text:span text:style-name="_5f_OOoComputerSpecial"><text:span text:style-name="T28">][</text:span></text:span><text:span text:style-name="_5f_JavaNumber"><text:span text:style-name="T28">10</text:span></text:span><text:span text:style-name="_5f_OOoComputerSpecial"><text:span text:style-name="T28">];</text:span></text:span></text:p>
      <text:p text:style-name="P51"><text:span text:style-name="T28"><text:s text:c="8"/></text:span><text:span text:style-name="_5f_JavaKeyWord"><text:span text:style-name="T28">int</text:span></text:span><text:span text:style-name="T28"> </text:span><text:span text:style-name="_5f_JavaIdent"><text:span text:style-name="T28">checkLength</text:span></text:span><text:span text:style-name="_5f_OOoComputerSpecial"><text:span text:style-name="T28">=-</text:span></text:span><text:span text:style-name="_5f_JavaNumber"><text:span text:style-name="T28">1</text:span></text:span><text:span text:style-name="_5f_OOoComputerSpecial"><text:span text:style-name="T28">;</text:span></text:span></text:p>
      <text:p text:style-name="P51"><text:soft-page-break/><text:span text:style-name="T28"><text:s text:c="8"/></text:span><text:span text:style-name="_5f_JavaKeyWord"><text:span text:style-name="T28">int</text:span></text:span><text:span text:style-name="T28"> </text:span><text:span text:style-name="_5f_JavaIdent"><text:span text:style-name="T28">row</text:span></text:span><text:span text:style-name="_5f_OOoComputerSpecial"><text:span text:style-name="T28">=</text:span></text:span><text:span text:style-name="_5f_JavaNumber"><text:span text:style-name="T28">0</text:span></text:span><text:span text:style-name="_5f_OOoComputerSpecial"><text:span text:style-name="T28">;</text:span></text:span></text:p>
      <text:p text:style-name="P51"><text:span text:style-name="T28"><text:s text:c="8"/></text:span><text:span text:style-name="_5f_JavaKeyWord"><text:span text:style-name="T28">try</text:span></text:span><text:span text:style-name="_5f_OOoComputerSpecial"><text:span text:style-name="T28">{</text:span></text:span></text:p>
      <text:p text:style-name="P51"><text:span text:style-name="T28"><text:s text:c="8"/></text:span><text:span text:style-name="_5f_JavaIdent"><text:span text:style-name="T28">Scanner</text:span></text:span><text:span text:style-name="T28"> </text:span><text:span text:style-name="_5f_JavaIdent"><text:span text:style-name="T28">in</text:span></text:span><text:span text:style-name="T28"> </text:span><text:span text:style-name="_5f_OOoComputerSpecial"><text:span text:style-name="T28">=</text:span></text:span><text:span text:style-name="T28"> </text:span><text:span text:style-name="_5f_JavaKeyWord"><text:span text:style-name="T28">new</text:span></text:span><text:span text:style-name="T28"> </text:span><text:span text:style-name="_5f_JavaIdent"><text:span text:style-name="T28">Scanner</text:span></text:span><text:span text:style-name="_5f_OOoComputerSpecial"><text:span text:style-name="T28">(</text:span></text:span><text:span text:style-name="_5f_JavaKeyWord"><text:span text:style-name="T28">new</text:span></text:span><text:span text:style-name="T28"> </text:span><text:span text:style-name="_5f_JavaIdent"><text:span text:style-name="T28">File</text:span></text:span><text:span text:style-name="_5f_OOoComputerSpecial"><text:span text:style-name="T28">(</text:span></text:span><text:span text:style-name="_5f_JavaIdent"><text:span text:style-name="T28">filename</text:span></text:span><text:span text:style-name="_5f_OOoComputerSpecial"><text:span text:style-name="T28">));</text:span></text:span></text:p>
      <text:p text:style-name="P51"><text:span text:style-name="T28"><text:s text:c="8"/></text:span><text:span text:style-name="_5f_JavaKeyWord"><text:span text:style-name="T28">while</text:span></text:span><text:span text:style-name="T28"> </text:span><text:span text:style-name="_5f_OOoComputerSpecial"><text:span text:style-name="T28">(</text:span></text:span><text:span text:style-name="_5f_JavaIdent"><text:span text:style-name="T28">in.hasNextLine</text:span></text:span><text:span text:style-name="_5f_OOoComputerSpecial"><text:span text:style-name="T28">()){</text:span></text:span></text:p>
      <text:p text:style-name="P51"><text:span text:style-name="T28"><text:s text:c="12"/></text:span><text:span text:style-name="_5f_JavaKeyWord"><text:span text:style-name="T28">String</text:span></text:span><text:span text:style-name="T28"> </text:span><text:span text:style-name="_5f_JavaIdent"><text:span text:style-name="T28">line</text:span></text:span><text:span text:style-name="T28"> </text:span><text:span text:style-name="_5f_OOoComputerSpecial"><text:span text:style-name="T28">=</text:span></text:span><text:span text:style-name="T28"> </text:span><text:span text:style-name="_5f_JavaIdent"><text:span text:style-name="T28">in.nextLine</text:span></text:span><text:span text:style-name="_5f_OOoComputerSpecial"><text:span text:style-name="T28">();</text:span></text:span></text:p>
      <text:p text:style-name="P51"><text:span text:style-name="T28"><text:s text:c="12"/></text:span><text:span text:style-name="_5f_JavaKeyWord"><text:span text:style-name="T28">String</text:span></text:span><text:span text:style-name="T28"> </text:span><text:span text:style-name="_5f_OOoComputerSpecial"><text:span text:style-name="T28">[]</text:span></text:span><text:span text:style-name="T28"> </text:span><text:span text:style-name="_5f_JavaIdent"><text:span text:style-name="T28">c</text:span></text:span><text:span text:style-name="_5f_OOoComputerSpecial"><text:span text:style-name="T28">=</text:span></text:span><text:span text:style-name="_5f_JavaIdent"><text:span text:style-name="T28">line.split</text:span></text:span><text:span text:style-name="_5f_OOoComputerSpecial"><text:span text:style-name="T28">(</text:span></text:span><text:span text:style-name="_5f_JavaLiteral"><text:span text:style-name="T28">"\\s+"</text:span></text:span><text:span text:style-name="_5f_OOoComputerSpecial"><text:span text:style-name="T28">);</text:span></text:span></text:p>
      <text:p text:style-name="P51"><text:span text:style-name="T28"><text:s text:c="12"/></text:span><text:span text:style-name="_5f_JavaKeyWord"><text:span text:style-name="T28">if</text:span></text:span><text:span text:style-name="T28"> </text:span><text:span text:style-name="_5f_OOoComputerSpecial"><text:span text:style-name="T28">(</text:span></text:span><text:span text:style-name="_5f_JavaIdent"><text:span text:style-name="T28">checkLength</text:span></text:span><text:span text:style-name="_5f_OOoComputerSpecial"><text:span text:style-name="T28">==-</text:span></text:span><text:span text:style-name="_5f_JavaNumber"><text:span text:style-name="T28">1</text:span></text:span><text:span text:style-name="_5f_OOoComputerSpecial"><text:span text:style-name="T28">){</text:span></text:span></text:p>
      <text:p text:style-name="P51"><text:span text:style-name="T28"><text:s text:c="16"/></text:span><text:span text:style-name="_5f_JavaIdent"><text:span text:style-name="T28">checkLength</text:span></text:span><text:span text:style-name="_5f_OOoComputerSpecial"><text:span text:style-name="T28">=</text:span></text:span><text:span text:style-name="_5f_JavaIdent"><text:span text:style-name="T28">c.length</text:span></text:span><text:span text:style-name="_5f_OOoComputerSpecial"><text:span text:style-name="T28">;</text:span></text:span></text:p>
      <text:p text:style-name="P51"><text:span text:style-name="T28"><text:s text:c="12"/></text:span><text:span text:style-name="_5f_OOoComputerSpecial"><text:span text:style-name="T28">}</text:span></text:span></text:p>
      <text:p text:style-name="P51"><text:span text:style-name="T28"><text:s text:c="12"/></text:span><text:span text:style-name="_5f_JavaKeyWord"><text:span text:style-name="T28">else</text:span></text:span><text:span text:style-name="_5f_OOoComputerSpecial"><text:span text:style-name="T28">{</text:span></text:span></text:p>
      <text:p text:style-name="P51"><text:span text:style-name="T28"><text:s text:c="16"/></text:span><text:span text:style-name="_5f_JavaKeyWord"><text:span text:style-name="T28">if</text:span></text:span><text:span text:style-name="T28"> </text:span><text:span text:style-name="_5f_OOoComputerSpecial"><text:span text:style-name="T28">(</text:span></text:span><text:span text:style-name="_5f_JavaIdent"><text:span text:style-name="T28">c.length</text:span></text:span><text:span text:style-name="_5f_OOoComputerSpecial"><text:span text:style-name="T28">!=</text:span></text:span><text:span text:style-name="_5f_JavaIdent"><text:span text:style-name="T28">checkLength</text:span></text:span><text:span text:style-name="_5f_OOoComputerSpecial"><text:span text:style-name="T28">)</text:span></text:span><text:span text:style-name="T28"> </text:span><text:span text:style-name="_5f_JavaKeyWord"><text:span text:style-name="T28">throw</text:span></text:span><text:span text:style-name="T28"> </text:span><text:span text:style-name="_5f_JavaKeyWord"><text:span text:style-name="T28">new</text:span></text:span><text:span text:style-name="T28"> </text:span><text:span text:style-name="_5f_JavaIdent"><text:span text:style-name="T28">Ex</text:span></text:span><text:span text:style-name="_5f_OOoComputerSpecial"><text:span text:style-name="T28">(</text:span></text:span><text:span text:style-name="_5f_JavaLiteral"><text:span text:style-name="T28">"check numbs of args in this line"</text:span></text:span><text:span text:style-name="_5f_OOoComputerSpecial"><text:span text:style-name="T28">);</text:span></text:span></text:p>
      <text:p text:style-name="P51"><text:span text:style-name="T28"><text:s text:c="12"/></text:span><text:span text:style-name="_5f_OOoComputerSpecial"><text:span text:style-name="T28">}</text:span></text:span></text:p>
      <text:p text:style-name="P51"><text:span text:style-name="T28"><text:s text:c="12"/></text:span><text:span text:style-name="_5f_JavaKeyWord"><text:span text:style-name="T28">try</text:span></text:span><text:span text:style-name="_5f_OOoComputerSpecial"><text:span text:style-name="T28">{</text:span></text:span></text:p>
      <text:p text:style-name="P51"><text:span text:style-name="T28"><text:s text:c="16"/></text:span><text:span text:style-name="_5f_JavaKeyWord"><text:span text:style-name="T28">for</text:span></text:span><text:span text:style-name="T28"> </text:span><text:span text:style-name="_5f_OOoComputerSpecial"><text:span text:style-name="T28">(</text:span></text:span><text:span text:style-name="_5f_JavaKeyWord"><text:span text:style-name="T28">int</text:span></text:span><text:span text:style-name="T28"> </text:span><text:span text:style-name="_5f_JavaIdent"><text:span text:style-name="T28">i</text:span></text:span><text:span text:style-name="_5f_OOoComputerSpecial"><text:span text:style-name="T28">=</text:span></text:span><text:span text:style-name="_5f_JavaNumber"><text:span text:style-name="T28">0</text:span></text:span><text:span text:style-name="_5f_OOoComputerSpecial"><text:span text:style-name="T28">;</text:span></text:span><text:span text:style-name="T28"> </text:span><text:span text:style-name="_5f_JavaIdent"><text:span text:style-name="T28">i</text:span></text:span><text:span text:style-name="_5f_OOoComputerSpecial"><text:span text:style-name="T28">&lt;</text:span></text:span><text:span text:style-name="_5f_JavaIdent"><text:span text:style-name="T28">c.length</text:span></text:span><text:span text:style-name="_5f_OOoComputerSpecial"><text:span text:style-name="T28">;</text:span></text:span><text:span text:style-name="T28"> </text:span><text:span text:style-name="_5f_JavaIdent"><text:span text:style-name="T28">i</text:span></text:span><text:span text:style-name="_5f_OOoComputerSpecial"><text:span text:style-name="T28">++){</text:span></text:span></text:p>
      <text:p text:style-name="P51"><text:span text:style-name="T28"><text:s text:c="20"/></text:span><text:span text:style-name="_5f_JavaIdent"><text:span text:style-name="T28">k</text:span></text:span><text:span text:style-name="_5f_OOoComputerSpecial"><text:span text:style-name="T28">[</text:span></text:span><text:span text:style-name="_5f_JavaIdent"><text:span text:style-name="T28">row</text:span></text:span><text:span text:style-name="_5f_OOoComputerSpecial"><text:span text:style-name="T28">][</text:span></text:span><text:span text:style-name="_5f_JavaIdent"><text:span text:style-name="T28">i</text:span></text:span><text:span text:style-name="_5f_OOoComputerSpecial"><text:span text:style-name="T28">]=</text:span></text:span><text:span text:style-name="T28"> </text:span><text:span text:style-name="_5f_JavaIdent"><text:span text:style-name="T28">Double.valueOf</text:span></text:span><text:span text:style-name="_5f_OOoComputerSpecial"><text:span text:style-name="T28">(</text:span></text:span><text:span text:style-name="_5f_JavaIdent"><text:span text:style-name="T28">c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]);</text:span></text:span></text:p>
      <text:p text:style-name="P51"><text:span text:style-name="T28"><text:s text:c="16"/></text:span><text:span text:style-name="_5f_OOoComputerSpecial"><text:span text:style-name="T28">}</text:span></text:span></text:p>
      <text:p text:style-name="P51"><text:span text:style-name="T28"><text:s text:c="12"/></text:span><text:span text:style-name="_5f_OOoComputerSpecial"><text:span text:style-name="T28">}</text:span></text:span></text:p>
      <text:p text:style-name="P51"><text:span text:style-name="T28"><text:s text:c="12"/></text:span><text:span text:style-name="_5f_JavaKeyWord"><text:span text:style-name="T28">catch</text:span></text:span><text:span text:style-name="_5f_OOoComputerSpecial"><text:span text:style-name="T28">(</text:span></text:span><text:span text:style-name="_5f_JavaIdent"><text:span text:style-name="T28">NumberFormatException</text:span></text:span><text:span text:style-name="T28"> </text:span><text:span text:style-name="_5f_JavaIdent"><text:span text:style-name="T28">e</text:span></text:span><text:span text:style-name="_5f_OOoComputerSpecial"><text:span text:style-name="T28">){</text:span></text:span></text:p>
      <text:p text:style-name="P51"><text:span text:style-name="T28"><text:s text:c="16"/></text:span><text:span text:style-name="_5f_JavaIdent"><text:span text:style-name="T28">System.err.println</text:span></text:span><text:span text:style-name="_5f_OOoComputerSpecial"><text:span text:style-name="T28">(</text:span></text:span><text:span text:style-name="_5f_JavaLiteral"><text:span text:style-name="T28">"Some args are not numbers in this line "</text:span></text:span><text:span text:style-name="_5f_OOoComputerSpecial"><text:span text:style-name="T28">+</text:span></text:span><text:span text:style-name="_5f_JavaIdent"><text:span text:style-name="T28">e.getMessage</text:span></text:span><text:span text:style-name="_5f_OOoComputerSpecial"><text:span text:style-name="T28">());</text:span></text:span></text:p>
      <text:p text:style-name="P51"><text:span text:style-name="T28"><text:s text:c="16"/></text:span><text:span text:style-name="_5f_JavaIdent"><text:span text:style-name="T28">System.exit</text:span></text:span><text:span text:style-name="_5f_OOoComputerSpecial"><text:span text:style-name="T28">(</text:span></text:span><text:span text:style-name="_5f_JavaNumber"><text:span text:style-name="T28">0</text:span></text:span><text:span text:style-name="_5f_OOoComputerSpecial"><text:span text:style-name="T28">);</text:span></text:span></text:p>
      <text:p text:style-name="P51"><text:span text:style-name="T28"><text:s text:c="12"/></text:span><text:span text:style-name="_5f_OOoComputerSpecial"><text:span text:style-name="T28">}</text:span></text:span></text:p>
      <text:p text:style-name="P51"><text:span text:style-name="T28"><text:s text:c="12"/></text:span><text:span text:style-name="_5f_JavaIdent"><text:span text:style-name="T28">row</text:span></text:span><text:span text:style-name="_5f_OOoComputerSpecial"><text:span text:style-name="T28">++;</text:span></text:span></text:p>
      <text:p text:style-name="P51"><text:span text:style-name="T28"><text:s text:c="8"/></text:span><text:span text:style-name="_5f_OOoComputerSpecial"><text:span text:style-name="T28">}</text:span></text:span></text:p>
      <text:p text:style-name="P51"><text:span text:style-name="T28"><text:s text:c="8"/></text:span><text:span text:style-name="_5f_OOoComputerSpecial"><text:span text:style-name="T28">}</text:span></text:span></text:p>
      <text:p text:style-name="P51"><text:span text:style-name="T28"><text:s text:c="8"/></text:span><text:span text:style-name="_5f_JavaKeyWord"><text:span text:style-name="T28">catch</text:span></text:span><text:span text:style-name="_5f_OOoComputerSpecial"><text:span text:style-name="T28">(</text:span></text:span><text:span text:style-name="_5f_JavaIdent"><text:span text:style-name="T28">IOException</text:span></text:span><text:span text:style-name="T28"> </text:span><text:span text:style-name="_5f_JavaIdent"><text:span text:style-name="T28">u</text:span></text:span><text:span text:style-name="_5f_OOoComputerSpecial"><text:span text:style-name="T28">){</text:span></text:span></text:p>
      <text:p text:style-name="P51"><text:span text:style-name="T28"><text:s text:c="12"/></text:span><text:span text:style-name="_5f_JavaIdent"><text:span text:style-name="T28">System.err.println</text:span></text:span><text:span text:style-name="_5f_OOoComputerSpecial"><text:span text:style-name="T28">(</text:span></text:span><text:span text:style-name="_5f_JavaLiteral"><text:span text:style-name="T28">"don't find file"</text:span></text:span><text:span text:style-name="_5f_OOoComputerSpecial"><text:span text:style-name="T28">+</text:span></text:span><text:span text:style-name="_5f_JavaIdent"><text:span text:style-name="T28">u.getMessage</text:span></text:span><text:span text:style-name="_5f_OOoComputerSpecial"><text:span text:style-name="T28">());</text:span></text:span></text:p>
      <text:p text:style-name="P51"><text:span text:style-name="T28"><text:s text:c="12"/></text:span><text:span text:style-name="_5f_JavaIdent"><text:span text:style-name="T28">System.exit</text:span></text:span><text:span text:style-name="_5f_OOoComputerSpecial"><text:span text:style-name="T28">(</text:span></text:span><text:span text:style-name="_5f_JavaNumber"><text:span text:style-name="T28">0</text:span></text:span><text:span text:style-name="_5f_OOoComputerSpecial"><text:span text:style-name="T28">);</text:span></text:span><text:span text:style-name="T28"> </text:span></text:p>
      <text:p text:style-name="P51"><text:span text:style-name="T28"><text:s text:c="8"/></text:span><text:span text:style-name="_5f_OOoComputerSpecial"><text:span text:style-name="T28">}</text:span></text:span></text:p>
      <text:p text:style-name="P51"><text:span text:style-name="T28"><text:s text:c="8"/></text:span><text:span text:style-name="_5f_JavaKeyWord"><text:span text:style-name="T28">double</text:span></text:span><text:span text:style-name="T28"> </text:span><text:span text:style-name="_5f_OOoComputerSpecial"><text:span text:style-name="T28">[][]</text:span></text:span><text:span text:style-name="T28"> </text:span><text:span text:style-name="_5f_JavaIdent"><text:span text:style-name="T28">matrix</text:span></text:span><text:span text:style-name="_5f_OOoComputerSpecial"><text:span text:style-name="T28">=</text:span></text:span><text:span text:style-name="_5f_JavaKeyWord"><text:span text:style-name="T28">new</text:span></text:span><text:span text:style-name="T28"> </text:span><text:span text:style-name="_5f_JavaKeyWord"><text:span text:style-name="T28">double</text:span></text:span><text:span text:style-name="_5f_OOoComputerSpecial"><text:span text:style-name="T28">[</text:span></text:span><text:span text:style-name="_5f_JavaIdent"><text:span text:style-name="T28">row</text:span></text:span><text:span text:style-name="_5f_OOoComputerSpecial"><text:span text:style-name="T28">][</text:span></text:span><text:span text:style-name="_5f_JavaIdent"><text:span text:style-name="T28">checkLength</text:span></text:span><text:span text:style-name="_5f_OOoComputerSpecial"><text:span text:style-name="T28">];</text:span></text:span></text:p>
      <text:p text:style-name="P51"><text:span text:style-name="T28"><text:s text:c="8"/></text:span><text:span text:style-name="_5f_JavaKeyWord"><text:span text:style-name="T28">for</text:span></text:span><text:span text:style-name="T28"> </text:span><text:span text:style-name="_5f_OOoComputerSpecial"><text:span text:style-name="T28">(</text:span></text:span><text:span text:style-name="_5f_JavaKeyWord"><text:span text:style-name="T28">int</text:span></text:span><text:span text:style-name="T28"> </text:span><text:span text:style-name="_5f_JavaIdent"><text:span text:style-name="T28">i</text:span></text:span><text:span text:style-name="_5f_OOoComputerSpecial"><text:span text:style-name="T28">=</text:span></text:span><text:span text:style-name="_5f_JavaNumber"><text:span text:style-name="T28">0</text:span></text:span><text:span text:style-name="_5f_OOoComputerSpecial"><text:span text:style-name="T28">;</text:span></text:span><text:span text:style-name="T28"> </text:span><text:span text:style-name="_5f_JavaIdent"><text:span text:style-name="T28">i</text:span></text:span><text:span text:style-name="_5f_OOoComputerSpecial"><text:span text:style-name="T28">&lt;</text:span></text:span><text:span text:style-name="_5f_JavaIdent"><text:span text:style-name="T28">row</text:span></text:span><text:span text:style-name="_5f_OOoComputerSpecial"><text:span text:style-name="T28">;</text:span></text:span><text:span text:style-name="T28"> </text:span><text:span text:style-name="_5f_JavaIdent"><text:span text:style-name="T28">i</text:span></text:span><text:span text:style-name="_5f_OOoComputerSpecial"><text:span text:style-name="T28">++)</text:span></text:span></text:p>
      <text:p text:style-name="P51"><text:span text:style-name="T28"><text:s text:c="12"/></text:span><text:span text:style-name="_5f_JavaKeyWord"><text:span text:style-name="T28">for</text:span></text:span><text:span text:style-name="T28"> </text:span><text:span text:style-name="_5f_OOoComputerSpecial"><text:span text:style-name="T28">(</text:span></text:span><text:span text:style-name="_5f_JavaKeyWord"><text:span text:style-name="T28">int</text:span></text:span><text:span text:style-name="T28"> </text:span><text:span text:style-name="_5f_JavaIdent"><text:span text:style-name="T28">j</text:span></text:span><text:span text:style-name="_5f_OOoComputerSpecial"><text:span text:style-name="T28">=</text:span></text:span><text:span text:style-name="_5f_JavaNumber"><text:span text:style-name="T28">0</text:span></text:span><text:span text:style-name="_5f_OOoComputerSpecial"><text:span text:style-name="T28">;</text:span></text:span><text:span text:style-name="T28"> </text:span><text:span text:style-name="_5f_JavaIdent"><text:span text:style-name="T28">j</text:span></text:span><text:span text:style-name="_5f_OOoComputerSpecial"><text:span text:style-name="T28">&lt;</text:span></text:span><text:span text:style-name="_5f_JavaIdent"><text:span text:style-name="T28">checkLength</text:span></text:span><text:span text:style-name="_5f_OOoComputerSpecial"><text:span text:style-name="T28">;</text:span></text:span><text:span text:style-name="T28"> </text:span><text:span text:style-name="_5f_JavaIdent"><text:span text:style-name="T28">j</text:span></text:span><text:span text:style-name="_5f_OOoComputerSpecial"><text:span text:style-name="T28">++)</text:span></text:span></text:p>
      <text:p text:style-name="P51"><text:span text:style-name="T28"><text:s text:c="16"/></text:span><text:span text:style-name="_5f_JavaIdent"><text:span text:style-name="T28">matrix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][</text:span></text:span><text:span text:style-name="_5f_JavaIdent"><text:span text:style-name="T28">j</text:span></text:span><text:span text:style-name="_5f_OOoComputerSpecial"><text:span text:style-name="T28">]=</text:span></text:span><text:span text:style-name="_5f_JavaIdent"><text:span text:style-name="T28">k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][</text:span></text:span><text:span text:style-name="_5f_JavaIdent"><text:span text:style-name="T28">j</text:span></text:span><text:span text:style-name="_5f_OOoComputerSpecial"><text:span text:style-name="T28">];</text:span></text:span></text:p>
      <text:p text:style-name="P51"><text:span text:style-name="T28"><text:s text:c="8"/></text:span><text:span text:style-name="_5f_JavaKeyWord"><text:span text:style-name="T28">return</text:span></text:span><text:span text:style-name="T28"> </text:span><text:span text:style-name="_5f_JavaIdent"><text:span text:style-name="T28">matrix</text:span></text:span><text:span text:style-name="_5f_OOoComputerSpecial"><text:span text:style-name="T28">;</text:span></text:span></text:p>
      <text:p text:style-name="P51"><text:span text:style-name="T28"><text:s text:c="4"/></text:span><text:span text:style-name="_5f_OOoComputerSpecial"><text:span text:style-name="T28">}</text:span></text:span></text:p>
      <text:p text:style-name="P51"><text:span text:style-name="T28"><text:s text:c="4"/></text:span><text:span text:style-name="_5f_JavaKeyWord"><text:span text:style-name="T28">public</text:span></text:span><text:span text:style-name="T28"> </text:span><text:span text:style-name="_5f_JavaKeyWord"><text:span text:style-name="T28">static</text:span></text:span><text:span text:style-name="T28"> </text:span><text:span text:style-name="_5f_JavaKeyWord"><text:span text:style-name="T28">double</text:span></text:span><text:span text:style-name="_5f_OOoComputerSpecial"><text:span text:style-name="T28">[][]</text:span></text:span><text:span text:style-name="T28"> </text:span><text:span text:style-name="_5f_JavaIdent"><text:span text:style-name="T28">mult</text:span></text:span><text:span text:style-name="_5f_OOoComputerSpecial"><text:span text:style-name="T28">(</text:span></text:span><text:span text:style-name="_5f_JavaKeyWord"><text:span text:style-name="T28">double</text:span></text:span><text:span text:style-name="T28"> </text:span><text:span text:style-name="_5f_OOoComputerSpecial"><text:span text:style-name="T28">[][]</text:span></text:span><text:span text:style-name="T28"> </text:span><text:span text:style-name="_5f_JavaIdent"><text:span text:style-name="T28">m1</text:span></text:span><text:span text:style-name="_5f_OOoComputerSpecial"><text:span text:style-name="T28">,</text:span></text:span><text:span text:style-name="T28"> </text:span><text:span text:style-name="_5f_JavaKeyWord"><text:span text:style-name="T28">double</text:span></text:span><text:span text:style-name="T28"> </text:span><text:span text:style-name="_5f_OOoComputerSpecial"><text:span text:style-name="T28">[][]</text:span></text:span><text:span text:style-name="T28"> </text:span><text:span text:style-name="_5f_JavaIdent"><text:span text:style-name="T28">m2</text:span></text:span><text:span text:style-name="_5f_OOoComputerSpecial"><text:span text:style-name="T28">)</text:span></text:span><text:span text:style-name="T28"> </text:span><text:span text:style-name="_5f_JavaKeyWord"><text:span text:style-name="T28">throws</text:span></text:span><text:span text:style-name="T28"> </text:span><text:span text:style-name="_5f_JavaIdent"><text:span text:style-name="T28">Ex</text:span></text:span><text:span text:style-name="_5f_OOoComputerSpecial"><text:span text:style-name="T28">{</text:span></text:span></text:p>
      <text:p text:style-name="P51"><text:span text:style-name="T28"><text:s text:c="8"/></text:span><text:span text:style-name="_5f_JavaKeyWord"><text:span text:style-name="T28">if</text:span></text:span><text:span text:style-name="T28"> </text:span><text:span text:style-name="_5f_OOoComputerSpecial"><text:span text:style-name="T28">(</text:span></text:span><text:span text:style-name="_5f_JavaIdent"><text:span text:style-name="T28">m1</text:span></text:span><text:span text:style-name="_5f_OOoComputerSpecial"><text:span text:style-name="T28">[</text:span></text:span><text:span text:style-name="_5f_JavaNumber"><text:span text:style-name="T28">0</text:span></text:span><text:span text:style-name="_5f_OOoComputerSpecial"><text:span text:style-name="T28">].</text:span></text:span><text:span text:style-name="_5f_JavaIdent"><text:span text:style-name="T28">length</text:span></text:span><text:span text:style-name="_5f_OOoComputerSpecial"><text:span text:style-name="T28">!=</text:span></text:span><text:span text:style-name="_5f_JavaIdent"><text:span text:style-name="T28">m2.length</text:span></text:span><text:span text:style-name="_5f_OOoComputerSpecial"><text:span text:style-name="T28">)</text:span></text:span><text:span text:style-name="T28"> </text:span><text:span text:style-name="_5f_JavaKeyWord"><text:span text:style-name="T28">throw</text:span></text:span><text:span text:style-name="T28"> </text:span><text:span text:style-name="_5f_JavaKeyWord"><text:span text:style-name="T28">new</text:span></text:span><text:span text:style-name="T28"> </text:span><text:span text:style-name="_5f_JavaIdent"><text:span text:style-name="T28">Ex</text:span></text:span><text:span text:style-name="_5f_OOoComputerSpecial"><text:span text:style-name="T28">(</text:span></text:span><text:span text:style-name="_5f_JavaLiteral"><text:span text:style-name="T28">"Can't multiply it"</text:span></text:span><text:span text:style-name="_5f_OOoComputerSpecial"><text:span text:style-name="T28">);</text:span></text:span></text:p>
      <text:p text:style-name="P51"><text:span text:style-name="T28"><text:s text:c="8"/></text:span><text:span text:style-name="_5f_JavaKeyWord"><text:span text:style-name="T28">int</text:span></text:span><text:span text:style-name="T28"> </text:span><text:span text:style-name="_5f_JavaIdent"><text:span text:style-name="T28">raw</text:span></text:span><text:span text:style-name="_5f_OOoComputerSpecial"><text:span text:style-name="T28">=</text:span></text:span><text:span text:style-name="_5f_JavaIdent"><text:span text:style-name="T28">m1.length</text:span></text:span><text:span text:style-name="_5f_OOoComputerSpecial"><text:span text:style-name="T28">,</text:span></text:span><text:span text:style-name="T28"> </text:span><text:span text:style-name="_5f_JavaIdent"><text:span text:style-name="T28">len</text:span></text:span><text:span text:style-name="_5f_OOoComputerSpecial"><text:span text:style-name="T28">=</text:span></text:span><text:span text:style-name="_5f_JavaIdent"><text:span text:style-name="T28">m2</text:span></text:span><text:span text:style-name="_5f_OOoComputerSpecial"><text:span text:style-name="T28">[</text:span></text:span><text:span text:style-name="_5f_JavaNumber"><text:span text:style-name="T28">0</text:span></text:span><text:span text:style-name="_5f_OOoComputerSpecial"><text:span text:style-name="T28">].</text:span></text:span><text:span text:style-name="_5f_JavaIdent"><text:span text:style-name="T28">length</text:span></text:span><text:span text:style-name="_5f_OOoComputerSpecial"><text:span text:style-name="T28">,</text:span></text:span><text:span text:style-name="T28"> </text:span><text:span text:style-name="_5f_JavaIdent"><text:span text:style-name="T28">o</text:span></text:span><text:span text:style-name="_5f_OOoComputerSpecial"><text:span text:style-name="T28">=</text:span></text:span><text:span text:style-name="_5f_JavaIdent"><text:span text:style-name="T28">m2.length</text:span></text:span><text:span text:style-name="_5f_OOoComputerSpecial"><text:span text:style-name="T28">;</text:span></text:span></text:p>
      <text:p text:style-name="P51"><text:span text:style-name="T28"><text:s text:c="8"/></text:span><text:span text:style-name="_5f_JavaKeyWord"><text:span text:style-name="T28">double</text:span></text:span><text:span text:style-name="T28"> </text:span><text:span text:style-name="_5f_OOoComputerSpecial"><text:span text:style-name="T28">[][]</text:span></text:span><text:span text:style-name="T28"> </text:span><text:span text:style-name="_5f_JavaIdent"><text:span text:style-name="T28">answer</text:span></text:span><text:span text:style-name="_5f_OOoComputerSpecial"><text:span text:style-name="T28">=</text:span></text:span><text:span text:style-name="_5f_JavaKeyWord"><text:span text:style-name="T28">new</text:span></text:span><text:span text:style-name="T28"> </text:span><text:span text:style-name="_5f_JavaKeyWord"><text:span text:style-name="T28">double</text:span></text:span><text:span text:style-name="_5f_OOoComputerSpecial"><text:span text:style-name="T28">[</text:span></text:span><text:span text:style-name="_5f_JavaIdent"><text:span text:style-name="T28">raw</text:span></text:span><text:span text:style-name="_5f_OOoComputerSpecial"><text:span text:style-name="T28">][</text:span></text:span><text:span text:style-name="_5f_JavaIdent"><text:span text:style-name="T28">len</text:span></text:span><text:span text:style-name="_5f_OOoComputerSpecial"><text:span text:style-name="T28">];</text:span></text:span></text:p>
      <text:p text:style-name="P51"><text:span text:style-name="T28"><text:s text:c="8"/></text:span><text:span text:style-name="_5f_JavaKeyWord"><text:span text:style-name="T28">for</text:span></text:span><text:span text:style-name="T28"> </text:span><text:span text:style-name="_5f_OOoComputerSpecial"><text:span text:style-name="T28">(</text:span></text:span><text:span text:style-name="_5f_JavaKeyWord"><text:span text:style-name="T28">int</text:span></text:span><text:span text:style-name="T28"> </text:span><text:span text:style-name="_5f_JavaIdent"><text:span text:style-name="T28">i</text:span></text:span><text:span text:style-name="_5f_OOoComputerSpecial"><text:span text:style-name="T28">=</text:span></text:span><text:span text:style-name="_5f_JavaNumber"><text:span text:style-name="T28">0</text:span></text:span><text:span text:style-name="_5f_OOoComputerSpecial"><text:span text:style-name="T28">;</text:span></text:span><text:span text:style-name="T28"> </text:span><text:span text:style-name="_5f_JavaIdent"><text:span text:style-name="T28">i</text:span></text:span><text:span text:style-name="_5f_OOoComputerSpecial"><text:span text:style-name="T28">&lt;</text:span></text:span><text:span text:style-name="_5f_JavaIdent"><text:span text:style-name="T28">raw</text:span></text:span><text:span text:style-name="_5f_OOoComputerSpecial"><text:span text:style-name="T28">;</text:span></text:span><text:span text:style-name="T28"> </text:span><text:span text:style-name="_5f_JavaIdent"><text:span text:style-name="T28">i</text:span></text:span><text:span text:style-name="_5f_OOoComputerSpecial"><text:span text:style-name="T28">++)</text:span></text:span></text:p>
      <text:p text:style-name="P51"><text:span text:style-name="T28"><text:s text:c="12"/></text:span><text:span text:style-name="_5f_JavaKeyWord"><text:span text:style-name="T28">for</text:span></text:span><text:span text:style-name="T28"> </text:span><text:span text:style-name="_5f_OOoComputerSpecial"><text:span text:style-name="T28">(</text:span></text:span><text:span text:style-name="_5f_JavaKeyWord"><text:span text:style-name="T28">int</text:span></text:span><text:span text:style-name="T28"> </text:span><text:span text:style-name="_5f_JavaIdent"><text:span text:style-name="T28">j</text:span></text:span><text:span text:style-name="_5f_OOoComputerSpecial"><text:span text:style-name="T28">=</text:span></text:span><text:span text:style-name="_5f_JavaNumber"><text:span text:style-name="T28">0</text:span></text:span><text:span text:style-name="_5f_OOoComputerSpecial"><text:span text:style-name="T28">;</text:span></text:span><text:span text:style-name="T28"> </text:span><text:span text:style-name="_5f_JavaIdent"><text:span text:style-name="T28">j</text:span></text:span><text:span text:style-name="_5f_OOoComputerSpecial"><text:span text:style-name="T28">&lt;</text:span></text:span><text:span text:style-name="_5f_JavaIdent"><text:span text:style-name="T28">len</text:span></text:span><text:span text:style-name="_5f_OOoComputerSpecial"><text:span text:style-name="T28">;</text:span></text:span><text:span text:style-name="T28"> </text:span><text:span text:style-name="_5f_JavaIdent"><text:span text:style-name="T28">j</text:span></text:span><text:span text:style-name="_5f_OOoComputerSpecial"><text:span text:style-name="T28">++)</text:span></text:span></text:p>
      <text:p text:style-name="P51"><text:span text:style-name="T28"><text:s text:c="16"/></text:span><text:span text:style-name="_5f_JavaKeyWord"><text:span text:style-name="T28">for</text:span></text:span><text:span text:style-name="T28"> </text:span><text:span text:style-name="_5f_OOoComputerSpecial"><text:span text:style-name="T28">(</text:span></text:span><text:span text:style-name="_5f_JavaKeyWord"><text:span text:style-name="T28">int</text:span></text:span><text:span text:style-name="T28"> </text:span><text:span text:style-name="_5f_JavaIdent"><text:span text:style-name="T28">t</text:span></text:span><text:span text:style-name="_5f_OOoComputerSpecial"><text:span text:style-name="T28">=</text:span></text:span><text:span text:style-name="_5f_JavaNumber"><text:span text:style-name="T28">0</text:span></text:span><text:span text:style-name="_5f_OOoComputerSpecial"><text:span text:style-name="T28">;</text:span></text:span><text:span text:style-name="T28"> </text:span><text:span text:style-name="_5f_JavaIdent"><text:span text:style-name="T28">t</text:span></text:span><text:span text:style-name="_5f_OOoComputerSpecial"><text:span text:style-name="T28">&lt;</text:span></text:span><text:span text:style-name="_5f_JavaIdent"><text:span text:style-name="T28">o</text:span></text:span><text:span text:style-name="_5f_OOoComputerSpecial"><text:span text:style-name="T28">;</text:span></text:span><text:span text:style-name="T28"> </text:span><text:span text:style-name="_5f_JavaIdent"><text:span text:style-name="T28">t</text:span></text:span><text:span text:style-name="_5f_OOoComputerSpecial"><text:span text:style-name="T28">++)</text:span></text:span></text:p>
      <text:p text:style-name="P51"><text:span text:style-name="T28"><text:s text:c="20"/></text:span><text:span text:style-name="_5f_JavaIdent"><text:span text:style-name="T28">answer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][</text:span></text:span><text:span text:style-name="_5f_JavaIdent"><text:span text:style-name="T28">j</text:span></text:span><text:span text:style-name="_5f_OOoComputerSpecial"><text:span text:style-name="T28">]</text:span></text:span><text:span text:style-name="T28"> </text:span><text:span text:style-name="_5f_OOoComputerSpecial"><text:span text:style-name="T28">+=</text:span></text:span><text:span text:style-name="T28"> </text:span><text:span text:style-name="_5f_JavaIdent"><text:span text:style-name="T28">m1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][</text:span></text:span><text:span text:style-name="_5f_JavaIdent"><text:span text:style-name="T28">t</text:span></text:span><text:span text:style-name="_5f_OOoComputerSpecial"><text:span text:style-name="T28">]</text:span></text:span><text:span text:style-name="T28"> </text:span><text:span text:style-name="_5f_OOoComputerSpecial"><text:span text:style-name="T28">*</text:span></text:span><text:span text:style-name="T28"> </text:span><text:span text:style-name="_5f_JavaIdent"><text:span text:style-name="T28">m2</text:span></text:span><text:span text:style-name="_5f_OOoComputerSpecial"><text:span text:style-name="T28">[</text:span></text:span><text:span text:style-name="_5f_JavaIdent"><text:span text:style-name="T28">t</text:span></text:span><text:span text:style-name="_5f_OOoComputerSpecial"><text:span text:style-name="T28">][</text:span></text:span><text:span text:style-name="_5f_JavaIdent"><text:span text:style-name="T28">j</text:span></text:span><text:span text:style-name="_5f_OOoComputerSpecial"><text:span text:style-name="T28">];</text:span></text:span></text:p>
      <text:p text:style-name="P51"><text:span text:style-name="T28"><text:s text:c="8"/></text:span><text:span text:style-name="_5f_JavaKeyWord"><text:span text:style-name="T28">return</text:span></text:span><text:span text:style-name="T28"> </text:span><text:span text:style-name="_5f_JavaIdent"><text:span text:style-name="T28">answer</text:span></text:span><text:span text:style-name="_5f_OOoComputerSpecial"><text:span text:style-name="T28">;</text:span></text:span></text:p>
      <text:p text:style-name="P51"><text:span text:style-name="T28"><text:s text:c="4"/></text:span><text:span text:style-name="_5f_OOoComputerSpecial"><text:span text:style-name="T28">}</text:span></text:span></text:p>
      <text:p text:style-name="P51"><text:span text:style-name="T28"><text:s text:c="4"/></text:span><text:span text:style-name="_5f_JavaKeyWord"><text:span text:style-name="T28">public</text:span></text:span><text:span text:style-name="T28"> </text:span><text:span text:style-name="_5f_JavaKeyWord"><text:span text:style-name="T28">static</text:span></text:span><text:span text:style-name="T28"> </text:span><text:span text:style-name="_5f_JavaKeyWord"><text:span text:style-name="T28">void</text:span></text:span><text:span text:style-name="T28"> </text:span><text:span text:style-name="_5f_JavaIdent"><text:span text:style-name="T28">print</text:span></text:span><text:span text:style-name="_5f_OOoComputerSpecial"><text:span text:style-name="T28">(</text:span></text:span><text:span text:style-name="_5f_JavaKeyWord"><text:span text:style-name="T28">double</text:span></text:span><text:span text:style-name="T28"> </text:span><text:span text:style-name="_5f_OOoComputerSpecial"><text:span text:style-name="T28">[][]</text:span></text:span><text:span text:style-name="T28"> </text:span><text:span text:style-name="_5f_JavaIdent"><text:span text:style-name="T28">m</text:span></text:span><text:span text:style-name="_5f_OOoComputerSpecial"><text:span text:style-name="T28">){</text:span></text:span></text:p>
      <text:p text:style-name="P51"><text:span text:style-name="T28"><text:s text:c="8"/></text:span><text:span text:style-name="_5f_JavaKeyWord"><text:span text:style-name="T28">for</text:span></text:span><text:span text:style-name="T28"> </text:span><text:span text:style-name="_5f_OOoComputerSpecial"><text:span text:style-name="T28">(</text:span></text:span><text:span text:style-name="_5f_JavaKeyWord"><text:span text:style-name="T28">int</text:span></text:span><text:span text:style-name="T28"> </text:span><text:span text:style-name="_5f_JavaIdent"><text:span text:style-name="T28">i</text:span></text:span><text:span text:style-name="T28"> </text:span><text:span text:style-name="_5f_OOoComputerSpecial"><text:span text:style-name="T28">=</text:span></text:span><text:span text:style-name="T28"> </text:span><text:span text:style-name="_5f_JavaNumber"><text:span text:style-name="T28">0</text:span></text:span><text:span text:style-name="_5f_OOoComputerSpecial"><text:span text:style-name="T28">;</text:span></text:span><text:span text:style-name="T28"> </text:span><text:span text:style-name="_5f_JavaIdent"><text:span text:style-name="T28">i</text:span></text:span><text:span text:style-name="T28"> </text:span><text:span text:style-name="_5f_OOoComputerSpecial"><text:span text:style-name="T28">&lt;</text:span></text:span><text:span text:style-name="T28"> </text:span><text:span text:style-name="_5f_JavaIdent"><text:span text:style-name="T28">m.length</text:span></text:span><text:span text:style-name="_5f_OOoComputerSpecial"><text:span text:style-name="T28">;</text:span></text:span><text:span text:style-name="T28"> </text:span><text:span text:style-name="_5f_JavaIdent"><text:span text:style-name="T28">i</text:span></text:span><text:span text:style-name="_5f_OOoComputerSpecial"><text:span text:style-name="T28">++)</text:span></text:span><text:span text:style-name="T28"> </text:span><text:span text:style-name="_5f_OOoComputerSpecial"><text:span text:style-name="T28">{</text:span></text:span></text:p>
      <text:p text:style-name="P51"><text:span text:style-name="T28"><text:s text:c="12"/></text:span><text:span text:style-name="_5f_JavaKeyWord"><text:span text:style-name="T28">for</text:span></text:span><text:span text:style-name="T28"> </text:span><text:span text:style-name="_5f_OOoComputerSpecial"><text:span text:style-name="T28">(</text:span></text:span><text:span text:style-name="_5f_JavaKeyWord"><text:span text:style-name="T28">int</text:span></text:span><text:span text:style-name="T28"> </text:span><text:span text:style-name="_5f_JavaIdent"><text:span text:style-name="T28">j</text:span></text:span><text:span text:style-name="T28"> </text:span><text:span text:style-name="_5f_OOoComputerSpecial"><text:span text:style-name="T28">=</text:span></text:span><text:span text:style-name="T28"> </text:span><text:span text:style-name="_5f_JavaNumber"><text:span text:style-name="T28">0</text:span></text:span><text:span text:style-name="_5f_OOoComputerSpecial"><text:span text:style-name="T28">;</text:span></text:span><text:span text:style-name="T28"> </text:span><text:span text:style-name="_5f_JavaIdent"><text:span text:style-name="T28">j</text:span></text:span><text:span text:style-name="T28"> </text:span><text:span text:style-name="_5f_OOoComputerSpecial"><text:span text:style-name="T28">&lt;</text:span></text:span><text:span text:style-name="T28"> </text:span><text:span text:style-name="_5f_JavaIdent"><text:span text:style-name="T28">m</text:span></text:span><text:span text:style-name="_5f_OOoComputerSpecial"><text:span text:style-name="T28">[</text:span></text:span><text:span text:style-name="_5f_JavaNumber"><text:span text:style-name="T28">0</text:span></text:span><text:span text:style-name="_5f_OOoComputerSpecial"><text:span text:style-name="T28">].</text:span></text:span><text:span text:style-name="_5f_JavaIdent"><text:span text:style-name="T28">length</text:span></text:span><text:span text:style-name="_5f_OOoComputerSpecial"><text:span text:style-name="T28">;</text:span></text:span><text:span text:style-name="T28"> </text:span><text:span text:style-name="_5f_JavaIdent"><text:span text:style-name="T28">j</text:span></text:span><text:span text:style-name="_5f_OOoComputerSpecial"><text:span text:style-name="T28">++)</text:span></text:span><text:span text:style-name="T28"> </text:span><text:span text:style-name="_5f_OOoComputerSpecial"><text:span text:style-name="T28">{</text:span></text:span></text:p>
      <text:p text:style-name="P51"><text:soft-page-break/><text:span text:style-name="T28"><text:s text:c="16"/></text:span><text:span text:style-name="_5f_JavaIdent"><text:span text:style-name="T28">System.out.print</text:span></text:span><text:span text:style-name="_5f_OOoComputerSpecial"><text:span text:style-name="T28">(</text:span></text:span><text:span text:style-name="_5f_JavaIdent"><text:span text:style-name="T28">m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][</text:span></text:span><text:span text:style-name="_5f_JavaIdent"><text:span text:style-name="T28">j</text:span></text:span><text:span text:style-name="_5f_OOoComputerSpecial"><text:span text:style-name="T28">]+</text:span></text:span><text:span text:style-name="_5f_JavaLiteral"><text:span text:style-name="T28">" "</text:span></text:span><text:span text:style-name="_5f_OOoComputerSpecial"><text:span text:style-name="T28">);</text:span></text:span></text:p>
      <text:p text:style-name="P51"><text:span text:style-name="T28"><text:s text:c="12"/></text:span><text:span text:style-name="_5f_OOoComputerSpecial"><text:span text:style-name="T28">}</text:span></text:span></text:p>
      <text:p text:style-name="P51"><text:span text:style-name="T28"><text:s text:c="12"/></text:span><text:span text:style-name="_5f_JavaIdent"><text:span text:style-name="T28">System.out.println</text:span></text:span><text:span text:style-name="_5f_OOoComputerSpecial"><text:span text:style-name="T28">();</text:span></text:span></text:p>
      <text:p text:style-name="P51"><text:span text:style-name="T28"><text:s text:c="8"/></text:span><text:span text:style-name="_5f_OOoComputerSpecial"><text:span text:style-name="T28">}</text:span></text:span></text:p>
      <text:p text:style-name="P51"><text:span text:style-name="T28"><text:s text:c="8"/></text:span><text:span text:style-name="_5f_JavaIdent"><text:span text:style-name="T28">System.out.println</text:span></text:span><text:span text:style-name="_5f_OOoComputerSpecial"><text:span text:style-name="T28">();</text:span></text:span></text:p>
      <text:p text:style-name="P51"><text:span text:style-name="T28"><text:s text:c="4"/></text:span><text:span text:style-name="_5f_OOoComputerSpecial"><text:span text:style-name="T28">}</text:span></text:span></text:p>
      <text:p text:style-name="P51"><text:span text:style-name="T28"><text:s text:c="4"/></text:span><text:span text:style-name="_5f_JavaKeyWord"><text:span text:style-name="T28">public</text:span></text:span><text:span text:style-name="T28"> </text:span><text:span text:style-name="_5f_JavaKeyWord"><text:span text:style-name="T28">static</text:span></text:span><text:span text:style-name="T28"> </text:span><text:span text:style-name="_5f_JavaKeyWord"><text:span text:style-name="T28">double</text:span></text:span><text:span text:style-name="_5f_OOoComputerSpecial"><text:span text:style-name="T28">[][]</text:span></text:span><text:span text:style-name="T28"> </text:span><text:span text:style-name="_5f_JavaIdent"><text:span text:style-name="T28">transpon</text:span></text:span><text:span text:style-name="_5f_OOoComputerSpecial"><text:span text:style-name="T28">(</text:span></text:span><text:span text:style-name="_5f_JavaKeyWord"><text:span text:style-name="T28">double</text:span></text:span><text:span text:style-name="T28"> </text:span><text:span text:style-name="_5f_OOoComputerSpecial"><text:span text:style-name="T28">[][]</text:span></text:span><text:span text:style-name="T28"> </text:span><text:span text:style-name="_5f_JavaIdent"><text:span text:style-name="T28">m</text:span></text:span><text:span text:style-name="_5f_OOoComputerSpecial"><text:span text:style-name="T28">){</text:span></text:span></text:p>
      <text:p text:style-name="P51"><text:span text:style-name="T28"><text:s text:c="4"/><text:tab/></text:span><text:span text:style-name="_5f_JavaKeyWord"><text:span text:style-name="T28">double</text:span></text:span><text:span text:style-name="T28"> </text:span><text:span text:style-name="_5f_JavaIdent"><text:span text:style-name="T28">buffer</text:span></text:span><text:span text:style-name="_5f_OOoComputerSpecial"><text:span text:style-name="T28">[][]</text:span></text:span><text:span text:style-name="T28"> </text:span><text:span text:style-name="_5f_OOoComputerSpecial"><text:span text:style-name="T28">=</text:span></text:span><text:span text:style-name="T28"> </text:span><text:span text:style-name="_5f_JavaKeyWord"><text:span text:style-name="T28">new</text:span></text:span><text:span text:style-name="T28"> </text:span><text:span text:style-name="_5f_JavaKeyWord"><text:span text:style-name="T28">double</text:span></text:span><text:span text:style-name="T28"> </text:span><text:span text:style-name="_5f_OOoComputerSpecial"><text:span text:style-name="T28">[</text:span></text:span><text:span text:style-name="_5f_JavaIdent"><text:span text:style-name="T28">m</text:span></text:span><text:span text:style-name="_5f_OOoComputerSpecial"><text:span text:style-name="T28">[</text:span></text:span><text:span text:style-name="_5f_JavaNumber"><text:span text:style-name="T28">0</text:span></text:span><text:span text:style-name="_5f_OOoComputerSpecial"><text:span text:style-name="T28">].</text:span></text:span><text:span text:style-name="_5f_JavaIdent"><text:span text:style-name="T28">length</text:span></text:span><text:span text:style-name="_5f_OOoComputerSpecial"><text:span text:style-name="T28">][</text:span></text:span><text:span text:style-name="_5f_JavaIdent"><text:span text:style-name="T28">m.length</text:span></text:span><text:span text:style-name="_5f_OOoComputerSpecial"><text:span text:style-name="T28">];</text:span></text:span></text:p>
      <text:p text:style-name="P51"><text:span text:style-name="T28"><text:tab/><text:tab/></text:span><text:span text:style-name="_5f_JavaKeyWord"><text:span text:style-name="T28">for</text:span></text:span><text:span text:style-name="T28"> </text:span><text:span text:style-name="_5f_OOoComputerSpecial"><text:span text:style-name="T28">(</text:span></text:span><text:span text:style-name="_5f_JavaKeyWord"><text:span text:style-name="T28">int</text:span></text:span><text:span text:style-name="T28"> </text:span><text:span text:style-name="_5f_JavaIdent"><text:span text:style-name="T28">i</text:span></text:span><text:span text:style-name="_5f_OOoComputerSpecial"><text:span text:style-name="T28">=</text:span></text:span><text:span text:style-name="_5f_JavaNumber"><text:span text:style-name="T28">0</text:span></text:span><text:span text:style-name="_5f_OOoComputerSpecial"><text:span text:style-name="T28">;</text:span></text:span><text:span text:style-name="T28"> </text:span><text:span text:style-name="_5f_JavaIdent"><text:span text:style-name="T28">i</text:span></text:span><text:span text:style-name="_5f_OOoComputerSpecial"><text:span text:style-name="T28">&lt;</text:span></text:span><text:span text:style-name="_5f_JavaIdent"><text:span text:style-name="T28">m.length</text:span></text:span><text:span text:style-name="_5f_OOoComputerSpecial"><text:span text:style-name="T28">;</text:span></text:span><text:span text:style-name="T28"> </text:span><text:span text:style-name="_5f_JavaIdent"><text:span text:style-name="T28">i</text:span></text:span><text:span text:style-name="_5f_OOoComputerSpecial"><text:span text:style-name="T28">++)</text:span></text:span></text:p>
      <text:p text:style-name="P51"><text:span text:style-name="T28"><text:tab/><text:tab/></text:span><text:span text:style-name="_5f_OOoComputerSpecial"><text:span text:style-name="T28">{</text:span></text:span></text:p>
      <text:p text:style-name="P51"><text:span text:style-name="T28"><text:tab/><text:tab/><text:tab/></text:span><text:span text:style-name="_5f_JavaKeyWord"><text:span text:style-name="T28">for</text:span></text:span><text:span text:style-name="T28"> </text:span><text:span text:style-name="_5f_OOoComputerSpecial"><text:span text:style-name="T28">(</text:span></text:span><text:span text:style-name="_5f_JavaKeyWord"><text:span text:style-name="T28">int</text:span></text:span><text:span text:style-name="T28"> </text:span><text:span text:style-name="_5f_JavaIdent"><text:span text:style-name="T28">j</text:span></text:span><text:span text:style-name="_5f_OOoComputerSpecial"><text:span text:style-name="T28">=</text:span></text:span><text:span text:style-name="_5f_JavaNumber"><text:span text:style-name="T28">0</text:span></text:span><text:span text:style-name="_5f_OOoComputerSpecial"><text:span text:style-name="T28">;</text:span></text:span><text:span text:style-name="T28"> </text:span><text:span text:style-name="_5f_JavaIdent"><text:span text:style-name="T28">j</text:span></text:span><text:span text:style-name="_5f_OOoComputerSpecial"><text:span text:style-name="T28">&lt;</text:span></text:span><text:span text:style-name="_5f_JavaIdent"><text:span text:style-name="T28">m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].</text:span></text:span><text:span text:style-name="_5f_JavaIdent"><text:span text:style-name="T28">length</text:span></text:span><text:span text:style-name="_5f_OOoComputerSpecial"><text:span text:style-name="T28">;</text:span></text:span><text:span text:style-name="T28"> </text:span><text:span text:style-name="_5f_JavaIdent"><text:span text:style-name="T28">j</text:span></text:span><text:span text:style-name="_5f_OOoComputerSpecial"><text:span text:style-name="T28">++)</text:span></text:span></text:p>
      <text:p text:style-name="P51"><text:span text:style-name="T28"><text:tab/><text:tab/><text:tab/></text:span><text:span text:style-name="_5f_OOoComputerSpecial"><text:span text:style-name="T28">{</text:span></text:span></text:p>
      <text:p text:style-name="P51"><text:span text:style-name="T28"><text:tab/><text:tab/><text:tab/><text:tab/></text:span><text:span text:style-name="_5f_JavaIdent"><text:span text:style-name="T28">buffer</text:span></text:span><text:span text:style-name="_5f_OOoComputerSpecial"><text:span text:style-name="T28">[</text:span></text:span><text:span text:style-name="_5f_JavaIdent"><text:span text:style-name="T28">j</text:span></text:span><text:span text:style-name="_5f_OOoComputerSpecial"><text:span text:style-name="T28">][</text:span></text:span><text:span text:style-name="_5f_JavaIdent"><text:span text:style-name="T28">i</text:span></text:span><text:span text:style-name="_5f_OOoComputerSpecial"><text:span text:style-name="T28">]=</text:span></text:span><text:span text:style-name="_5f_JavaIdent"><text:span text:style-name="T28">m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][</text:span></text:span><text:span text:style-name="_5f_JavaIdent"><text:span text:style-name="T28">j</text:span></text:span><text:span text:style-name="_5f_OOoComputerSpecial"><text:span text:style-name="T28">];</text:span></text:span></text:p>
      <text:p text:style-name="P51"><text:span text:style-name="T28"><text:tab/><text:tab/><text:tab/></text:span><text:span text:style-name="_5f_OOoComputerSpecial"><text:span text:style-name="T28">}</text:span></text:span></text:p>
      <text:p text:style-name="P51"><text:span text:style-name="T28"><text:tab/><text:tab/></text:span><text:span text:style-name="_5f_OOoComputerSpecial"><text:span text:style-name="T28">}</text:span></text:span></text:p>
      <text:p text:style-name="P51"><text:span text:style-name="T28"><text:s text:c="4"/><text:tab/></text:span><text:span text:style-name="_5f_JavaKeyWord"><text:span text:style-name="T28">return</text:span></text:span><text:span text:style-name="T28"> </text:span><text:span text:style-name="_5f_JavaIdent"><text:span text:style-name="T28">buffer</text:span></text:span><text:span text:style-name="_5f_OOoComputerSpecial"><text:span text:style-name="T28">;</text:span></text:span></text:p>
      <text:p text:style-name="P51"><text:span text:style-name="T28"><text:s text:c="4"/></text:span><text:span text:style-name="_5f_OOoComputerSpecial"><text:span text:style-name="T28">}</text:span></text:span></text:p>
      <text:p text:style-name="P51"><text:span text:style-name="T28"><text:s text:c="4"/></text:span><text:span text:style-name="_5f_JavaKeyWord"><text:span text:style-name="T28">public</text:span></text:span><text:span text:style-name="T28"> </text:span><text:span text:style-name="_5f_JavaKeyWord"><text:span text:style-name="T28">static</text:span></text:span><text:span text:style-name="T28"> </text:span><text:span text:style-name="_5f_JavaKeyWord"><text:span text:style-name="T28">void</text:span></text:span><text:span text:style-name="T28"> </text:span><text:span text:style-name="_5f_JavaIdent"><text:span text:style-name="T28">printR</text:span></text:span><text:span text:style-name="_5f_OOoComputerSpecial"><text:span text:style-name="T28">(</text:span></text:span><text:span text:style-name="_5f_JavaKeyWord"><text:span text:style-name="T28">double</text:span></text:span><text:span text:style-name="T28"> </text:span><text:span text:style-name="_5f_OOoComputerSpecial"><text:span text:style-name="T28">[][]</text:span></text:span><text:span text:style-name="T28"> </text:span><text:span text:style-name="_5f_JavaIdent"><text:span text:style-name="T28">A</text:span></text:span><text:span text:style-name="_5f_OOoComputerSpecial"><text:span text:style-name="T28">,</text:span></text:span><text:span text:style-name="T28"> </text:span><text:span text:style-name="_5f_JavaKeyWord"><text:span text:style-name="T28">double</text:span></text:span><text:span text:style-name="T28"> </text:span><text:span text:style-name="_5f_OOoComputerSpecial"><text:span text:style-name="T28">[][]</text:span></text:span><text:span text:style-name="T28"> </text:span><text:span text:style-name="_5f_JavaIdent"><text:span text:style-name="T28">b</text:span></text:span><text:span text:style-name="_5f_OOoComputerSpecial"><text:span text:style-name="T28">){</text:span></text:span></text:p>
      <text:p text:style-name="P51"><text:span text:style-name="T28"><text:s text:c="8"/></text:span><text:span text:style-name="_5f_JavaKeyWord"><text:span text:style-name="T28">int</text:span></text:span><text:span text:style-name="T28"> </text:span><text:span text:style-name="_5f_JavaIdent"><text:span text:style-name="T28">n</text:span></text:span><text:span text:style-name="_5f_OOoComputerSpecial"><text:span text:style-name="T28">=</text:span></text:span><text:span text:style-name="_5f_JavaIdent"><text:span text:style-name="T28">A.length</text:span></text:span><text:span text:style-name="_5f_OOoComputerSpecial"><text:span text:style-name="T28">;</text:span></text:span></text:p>
      <text:p text:style-name="P51"><text:span text:style-name="T28"><text:s text:c="8"/></text:span><text:span text:style-name="_5f_JavaKeyWord"><text:span text:style-name="T28">for</text:span></text:span><text:span text:style-name="T28"> </text:span><text:span text:style-name="_5f_OOoComputerSpecial"><text:span text:style-name="T28">(</text:span></text:span><text:span text:style-name="_5f_JavaKeyWord"><text:span text:style-name="T28">int</text:span></text:span><text:span text:style-name="T28"> </text:span><text:span text:style-name="_5f_JavaIdent"><text:span text:style-name="T28">i</text:span></text:span><text:span text:style-name="_5f_OOoComputerSpecial"><text:span text:style-name="T28">=</text:span></text:span><text:span text:style-name="_5f_JavaNumber"><text:span text:style-name="T28">0</text:span></text:span><text:span text:style-name="_5f_OOoComputerSpecial"><text:span text:style-name="T28">;</text:span></text:span><text:span text:style-name="T28"> </text:span><text:span text:style-name="_5f_JavaIdent"><text:span text:style-name="T28">i</text:span></text:span><text:span text:style-name="_5f_OOoComputerSpecial"><text:span text:style-name="T28">&lt;</text:span></text:span><text:span text:style-name="_5f_JavaIdent"><text:span text:style-name="T28">n</text:span></text:span><text:span text:style-name="_5f_OOoComputerSpecial"><text:span text:style-name="T28">;</text:span></text:span><text:span text:style-name="T28"> </text:span><text:span text:style-name="_5f_JavaIdent"><text:span text:style-name="T28">i</text:span></text:span><text:span text:style-name="_5f_OOoComputerSpecial"><text:span text:style-name="T28">++)</text:span></text:span></text:p>
      <text:p text:style-name="P51"><text:span text:style-name="T28"><text:s text:c="12"/></text:span><text:span text:style-name="_5f_JavaIdent"><text:span text:style-name="T28">A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][</text:span></text:span><text:span text:style-name="_5f_JavaNumber"><text:span text:style-name="T28">0</text:span></text:span><text:span text:style-name="_5f_OOoComputerSpecial"><text:span text:style-name="T28">]-=</text:span></text:span><text:span text:style-name="_5f_JavaIdent"><text:span text:style-name="T28">b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][</text:span></text:span><text:span text:style-name="_5f_JavaNumber"><text:span text:style-name="T28">0</text:span></text:span><text:span text:style-name="_5f_OOoComputerSpecial"><text:span text:style-name="T28">];</text:span></text:span></text:p>
      <text:p text:style-name="P51"><text:span text:style-name="T28"><text:s text:c="8"/></text:span><text:span text:style-name="_5f_JavaIdent"><text:span text:style-name="T28">print</text:span></text:span><text:span text:style-name="_5f_OOoComputerSpecial"><text:span text:style-name="T28">(</text:span></text:span><text:span text:style-name="_5f_JavaIdent"><text:span text:style-name="T28">A</text:span></text:span><text:span text:style-name="_5f_OOoComputerSpecial"><text:span text:style-name="T28">);</text:span></text:span></text:p>
      <text:p text:style-name="P51"><text:span text:style-name="T28"><text:s text:c="8"/></text:span><text:span text:style-name="_5f_JavaKeyWord"><text:span text:style-name="T28">double</text:span></text:span><text:span text:style-name="T28"> </text:span><text:span text:style-name="_5f_JavaIdent"><text:span text:style-name="T28">norma</text:span></text:span><text:span text:style-name="_5f_OOoComputerSpecial"><text:span text:style-name="T28">=</text:span></text:span><text:span text:style-name="_5f_JavaIdent"><text:span text:style-name="T28">Math.abs</text:span></text:span><text:span text:style-name="_5f_OOoComputerSpecial"><text:span text:style-name="T28">(</text:span></text:span><text:span text:style-name="_5f_JavaIdent"><text:span text:style-name="T28">A</text:span></text:span><text:span text:style-name="_5f_OOoComputerSpecial"><text:span text:style-name="T28">[</text:span></text:span><text:span text:style-name="_5f_JavaNumber"><text:span text:style-name="T28">0</text:span></text:span><text:span text:style-name="_5f_OOoComputerSpecial"><text:span text:style-name="T28">][</text:span></text:span><text:span text:style-name="_5f_JavaNumber"><text:span text:style-name="T28">0</text:span></text:span><text:span text:style-name="_5f_OOoComputerSpecial"><text:span text:style-name="T28">]);</text:span></text:span></text:p>
      <text:p text:style-name="P51"><text:span text:style-name="T28"><text:s text:c="8"/></text:span><text:span text:style-name="_5f_JavaKeyWord"><text:span text:style-name="T28">for</text:span></text:span><text:span text:style-name="T28"> </text:span><text:span text:style-name="_5f_OOoComputerSpecial"><text:span text:style-name="T28">(</text:span></text:span><text:span text:style-name="_5f_JavaKeyWord"><text:span text:style-name="T28">int</text:span></text:span><text:span text:style-name="T28"> </text:span><text:span text:style-name="_5f_JavaIdent"><text:span text:style-name="T28">i</text:span></text:span><text:span text:style-name="_5f_OOoComputerSpecial"><text:span text:style-name="T28">=</text:span></text:span><text:span text:style-name="_5f_JavaNumber"><text:span text:style-name="T28">1</text:span></text:span><text:span text:style-name="_5f_OOoComputerSpecial"><text:span text:style-name="T28">;</text:span></text:span><text:span text:style-name="T28"> </text:span><text:span text:style-name="_5f_JavaIdent"><text:span text:style-name="T28">i</text:span></text:span><text:span text:style-name="_5f_OOoComputerSpecial"><text:span text:style-name="T28">&lt;</text:span></text:span><text:span text:style-name="_5f_JavaIdent"><text:span text:style-name="T28">n</text:span></text:span><text:span text:style-name="_5f_OOoComputerSpecial"><text:span text:style-name="T28">;</text:span></text:span><text:span text:style-name="T28"> </text:span><text:span text:style-name="_5f_JavaIdent"><text:span text:style-name="T28">i</text:span></text:span><text:span text:style-name="_5f_OOoComputerSpecial"><text:span text:style-name="T28">++)</text:span></text:span></text:p>
      <text:p text:style-name="P51"><text:span text:style-name="T28"><text:s text:c="12"/></text:span><text:span text:style-name="_5f_JavaKeyWord"><text:span text:style-name="T28">if</text:span></text:span><text:span text:style-name="T28"> </text:span><text:span text:style-name="_5f_OOoComputerSpecial"><text:span text:style-name="T28">(</text:span></text:span><text:span text:style-name="_5f_JavaIdent"><text:span text:style-name="T28">Math.abs</text:span></text:span><text:span text:style-name="_5f_OOoComputerSpecial"><text:span text:style-name="T28">(</text:span></text:span><text:span text:style-name="_5f_JavaIdent"><text:span text:style-name="T28">A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][</text:span></text:span><text:span text:style-name="_5f_JavaNumber"><text:span text:style-name="T28">0</text:span></text:span><text:span text:style-name="_5f_OOoComputerSpecial"><text:span text:style-name="T28">])&gt;</text:span></text:span><text:span text:style-name="_5f_JavaIdent"><text:span text:style-name="T28">norma</text:span></text:span><text:span text:style-name="_5f_OOoComputerSpecial"><text:span text:style-name="T28">)</text:span></text:span></text:p>
      <text:p text:style-name="P51"><text:span text:style-name="T28"><text:s text:c="16"/></text:span><text:span text:style-name="_5f_JavaIdent"><text:span text:style-name="T28">norma</text:span></text:span><text:span text:style-name="_5f_OOoComputerSpecial"><text:span text:style-name="T28">=</text:span></text:span><text:span text:style-name="_5f_JavaIdent"><text:span text:style-name="T28">Math.abs</text:span></text:span><text:span text:style-name="_5f_OOoComputerSpecial"><text:span text:style-name="T28">(</text:span></text:span><text:span text:style-name="_5f_JavaIdent"><text:span text:style-name="T28">A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][</text:span></text:span><text:span text:style-name="_5f_JavaNumber"><text:span text:style-name="T28">0</text:span></text:span><text:span text:style-name="_5f_OOoComputerSpecial"><text:span text:style-name="T28">]);</text:span></text:span></text:p>
      <text:p text:style-name="P51"><text:span text:style-name="T28"><text:s text:c="8"/></text:span><text:span text:style-name="_5f_JavaIdent"><text:span text:style-name="T28">System.out.println</text:span></text:span><text:span text:style-name="_5f_OOoComputerSpecial"><text:span text:style-name="T28">(</text:span></text:span><text:span text:style-name="_5f_JavaIdent"><text:span text:style-name="T28">norma</text:span></text:span><text:span text:style-name="_5f_OOoComputerSpecial"><text:span text:style-name="T28">);</text:span></text:span></text:p>
      <text:p text:style-name="P51"><text:span text:style-name="T28"><text:s text:c="4"/></text:span><text:span text:style-name="_5f_OOoComputerSpecial"><text:span text:style-name="T28">}</text:span></text:span></text:p>
      <text:p text:style-name="P51"><text:span text:style-name="T28"><text:s text:c="4"/></text:span><text:span text:style-name="_5f_JavaKeyWord"><text:span text:style-name="T28">public</text:span></text:span><text:span text:style-name="T28"> </text:span><text:span text:style-name="_5f_JavaKeyWord"><text:span text:style-name="T28">static</text:span></text:span><text:span text:style-name="T28"> </text:span><text:span text:style-name="_5f_JavaKeyWord"><text:span text:style-name="T28">void</text:span></text:span><text:span text:style-name="T28"> </text:span><text:span text:style-name="_5f_JavaIdent"><text:span text:style-name="T28">main</text:span></text:span><text:span text:style-name="_5f_OOoComputerSpecial"><text:span text:style-name="T28">(</text:span></text:span><text:span text:style-name="_5f_JavaKeyWord"><text:span text:style-name="T28">String</text:span></text:span><text:span text:style-name="_5f_OOoComputerSpecial"><text:span text:style-name="T28">[]</text:span></text:span><text:span text:style-name="T28"> </text:span><text:span text:style-name="_5f_JavaIdent"><text:span text:style-name="T28">args</text:span></text:span><text:span text:style-name="_5f_OOoComputerSpecial"><text:span text:style-name="T28">)</text:span></text:span><text:span text:style-name="T28"> </text:span><text:span text:style-name="_5f_JavaKeyWord"><text:span text:style-name="T28">throws</text:span></text:span><text:span text:style-name="T28"> </text:span><text:span text:style-name="_5f_JavaIdent"><text:span text:style-name="T28">Ex</text:span></text:span><text:span text:style-name="_5f_OOoComputerSpecial"><text:span text:style-name="T28">{</text:span></text:span></text:p>
      <text:p text:style-name="P51"><text:span text:style-name="T28"><text:s text:c="8"/></text:span><text:span text:style-name="_5f_JavaKeyWord"><text:span text:style-name="T28">double</text:span></text:span><text:span text:style-name="T28"> </text:span><text:span text:style-name="_5f_OOoComputerSpecial"><text:span text:style-name="T28">[][]</text:span></text:span><text:span text:style-name="_5f_JavaIdent"><text:span text:style-name="T28">A</text:span></text:span><text:span text:style-name="_5f_OOoComputerSpecial"><text:span text:style-name="T28">=</text:span></text:span><text:span text:style-name="_5f_JavaIdent"><text:span text:style-name="T28">readMatrix</text:span></text:span><text:span text:style-name="_5f_OOoComputerSpecial"><text:span text:style-name="T28">(</text:span></text:span><text:span text:style-name="_5f_JavaLiteral"><text:span text:style-name="T28">"A.txt"</text:span></text:span><text:span text:style-name="_5f_OOoComputerSpecial"><text:span text:style-name="T28">);</text:span></text:span></text:p>
      <text:p text:style-name="P51"><text:span text:style-name="T28"><text:s text:c="8"/></text:span><text:span text:style-name="_5f_JavaKeyWord"><text:span text:style-name="T28">int</text:span></text:span><text:span text:style-name="T28"> </text:span><text:span text:style-name="_5f_JavaIdent"><text:span text:style-name="T28">n</text:span></text:span><text:span text:style-name="_5f_OOoComputerSpecial"><text:span text:style-name="T28">=</text:span></text:span><text:span text:style-name="_5f_JavaIdent"><text:span text:style-name="T28">A.length</text:span></text:span><text:span text:style-name="_5f_OOoComputerSpecial"><text:span text:style-name="T28">;</text:span></text:span></text:p>
      <text:p text:style-name="P51"><text:span text:style-name="T28"><text:s text:c="8"/></text:span><text:span text:style-name="_5f_JavaKeyWord"><text:span text:style-name="T28">double</text:span></text:span><text:span text:style-name="T28"> </text:span><text:span text:style-name="_5f_OOoComputerSpecial"><text:span text:style-name="T28">[][]</text:span></text:span><text:span text:style-name="_5f_JavaIdent"><text:span text:style-name="T28">f</text:span></text:span><text:span text:style-name="_5f_OOoComputerSpecial"><text:span text:style-name="T28">=</text:span></text:span><text:span text:style-name="_5f_JavaIdent"><text:span text:style-name="T28">readMatrix</text:span></text:span><text:span text:style-name="_5f_OOoComputerSpecial"><text:span text:style-name="T28">(</text:span></text:span><text:span text:style-name="_5f_JavaLiteral"><text:span text:style-name="T28">"</text:span></text:span><text:span text:style-name="_5f_JavaLiteral"><text:span text:style-name="T29">f</text:span></text:span><text:span text:style-name="_5f_JavaLiteral"><text:span text:style-name="T28">.txt"</text:span></text:span><text:span text:style-name="_5f_OOoComputerSpecial"><text:span text:style-name="T28">);</text:span></text:span></text:p>
      <text:p text:style-name="P51"><text:span text:style-name="T28"><text:s text:c="8"/></text:span><text:span text:style-name="_5f_JavaKeyWord"><text:span text:style-name="T28">double</text:span></text:span><text:span text:style-name="T28"> </text:span><text:span text:style-name="_5f_OOoComputerSpecial"><text:span text:style-name="T28">[]</text:span></text:span><text:span text:style-name="T28"> </text:span><text:span text:style-name="_5f_JavaIdent"><text:span text:style-name="T28">a</text:span></text:span><text:span text:style-name="_5f_OOoComputerSpecial"><text:span text:style-name="T28">=</text:span></text:span><text:span text:style-name="_5f_JavaKeyWord"><text:span text:style-name="T28">new</text:span></text:span><text:span text:style-name="T28"> </text:span><text:span text:style-name="_5f_JavaKeyWord"><text:span text:style-name="T28">double</text:span></text:span><text:span text:style-name="_5f_OOoComputerSpecial"><text:span text:style-name="T28">[</text:span></text:span><text:span text:style-name="_5f_JavaIdent"><text:span text:style-name="T28">n</text:span></text:span><text:span text:style-name="_5f_OOoComputerSpecial"><text:span text:style-name="T28">];</text:span></text:span></text:p>
      <text:p text:style-name="P51"><text:span text:style-name="T28"><text:s text:c="8"/></text:span><text:span text:style-name="_5f_JavaIdent"><text:span text:style-name="T28">a</text:span></text:span><text:span text:style-name="_5f_OOoComputerSpecial"><text:span text:style-name="T28">[</text:span></text:span><text:span text:style-name="_5f_JavaNumber"><text:span text:style-name="T28">0</text:span></text:span><text:span text:style-name="_5f_OOoComputerSpecial"><text:span text:style-name="T28">]=</text:span></text:span><text:span text:style-name="_5f_JavaNumber"><text:span text:style-name="T28">0</text:span></text:span><text:span text:style-name="_5f_OOoComputerSpecial"><text:span text:style-name="T28">;</text:span></text:span></text:p>
      <text:p text:style-name="P51"><text:span text:style-name="T28"><text:s text:c="8"/></text:span><text:span text:style-name="_5f_JavaKeyWord"><text:span text:style-name="T28">double</text:span></text:span><text:span text:style-name="T28"> </text:span><text:span text:style-name="_5f_OOoComputerSpecial"><text:span text:style-name="T28">[]</text:span></text:span><text:span text:style-name="T28"> </text:span><text:span text:style-name="_5f_JavaIdent"><text:span text:style-name="T28">b</text:span></text:span><text:span text:style-name="_5f_OOoComputerSpecial"><text:span text:style-name="T28">=</text:span></text:span><text:span text:style-name="_5f_JavaKeyWord"><text:span text:style-name="T28">new</text:span></text:span><text:span text:style-name="T28"> </text:span><text:span text:style-name="_5f_JavaKeyWord"><text:span text:style-name="T28">double</text:span></text:span><text:span text:style-name="_5f_OOoComputerSpecial"><text:span text:style-name="T28">[</text:span></text:span><text:span text:style-name="_5f_JavaIdent"><text:span text:style-name="T28">n</text:span></text:span><text:span text:style-name="_5f_OOoComputerSpecial"><text:span text:style-name="T28">];</text:span></text:span></text:p>
      <text:p text:style-name="P51"><text:span text:style-name="T28"><text:s text:c="8"/></text:span><text:span text:style-name="_5f_JavaIdent"><text:span text:style-name="T28">b</text:span></text:span><text:span text:style-name="_5f_OOoComputerSpecial"><text:span text:style-name="T28">[</text:span></text:span><text:span text:style-name="_5f_JavaIdent"><text:span text:style-name="T28">n</text:span></text:span><text:span text:style-name="_5f_OOoComputerSpecial"><text:span text:style-name="T28">-</text:span></text:span><text:span text:style-name="_5f_JavaNumber"><text:span text:style-name="T28">1</text:span></text:span><text:span text:style-name="_5f_OOoComputerSpecial"><text:span text:style-name="T28">]=</text:span></text:span><text:span text:style-name="_5f_JavaNumber"><text:span text:style-name="T28">0</text:span></text:span><text:span text:style-name="_5f_OOoComputerSpecial"><text:span text:style-name="T28">;</text:span></text:span></text:p>
      <text:p text:style-name="P51"><text:span text:style-name="T28"><text:s text:c="8"/></text:span><text:span text:style-name="_5f_JavaKeyWord"><text:span text:style-name="T28">double</text:span></text:span><text:span text:style-name="T28"> </text:span><text:span text:style-name="_5f_OOoComputerSpecial"><text:span text:style-name="T28">[]</text:span></text:span><text:span text:style-name="T28"> </text:span><text:span text:style-name="_5f_JavaIdent"><text:span text:style-name="T28">c</text:span></text:span><text:span text:style-name="_5f_OOoComputerSpecial"><text:span text:style-name="T28">=</text:span></text:span><text:span text:style-name="_5f_JavaKeyWord"><text:span text:style-name="T28">new</text:span></text:span><text:span text:style-name="T28"> </text:span><text:span text:style-name="_5f_JavaKeyWord"><text:span text:style-name="T28">double</text:span></text:span><text:span text:style-name="_5f_OOoComputerSpecial"><text:span text:style-name="T28">[</text:span></text:span><text:span text:style-name="_5f_JavaIdent"><text:span text:style-name="T28">n</text:span></text:span><text:span text:style-name="_5f_OOoComputerSpecial"><text:span text:style-name="T28">];</text:span></text:span></text:p>
      <text:p text:style-name="P51"><text:span text:style-name="T28"><text:s text:c="8"/></text:span><text:span text:style-name="_5f_JavaIdent"><text:span text:style-name="T28">c</text:span></text:span><text:span text:style-name="_5f_OOoComputerSpecial"><text:span text:style-name="T28">[</text:span></text:span><text:span text:style-name="_5f_JavaIdent"><text:span text:style-name="T28">n</text:span></text:span><text:span text:style-name="_5f_OOoComputerSpecial"><text:span text:style-name="T28">-</text:span></text:span><text:span text:style-name="_5f_JavaNumber"><text:span text:style-name="T28">1</text:span></text:span><text:span text:style-name="_5f_OOoComputerSpecial"><text:span text:style-name="T28">]=</text:span></text:span><text:span text:style-name="_5f_JavaIdent"><text:span text:style-name="T28">A</text:span></text:span><text:span text:style-name="_5f_OOoComputerSpecial"><text:span text:style-name="T28">[</text:span></text:span><text:span text:style-name="_5f_JavaIdent"><text:span text:style-name="T28">n</text:span></text:span><text:span text:style-name="_5f_OOoComputerSpecial"><text:span text:style-name="T28">-</text:span></text:span><text:span text:style-name="_5f_JavaNumber"><text:span text:style-name="T28">1</text:span></text:span><text:span text:style-name="_5f_OOoComputerSpecial"><text:span text:style-name="T28">][</text:span></text:span><text:span text:style-name="_5f_JavaIdent"><text:span text:style-name="T28">n</text:span></text:span><text:span text:style-name="_5f_OOoComputerSpecial"><text:span text:style-name="T28">-</text:span></text:span><text:span text:style-name="_5f_JavaNumber"><text:span text:style-name="T28">1</text:span></text:span><text:span text:style-name="_5f_OOoComputerSpecial"><text:span text:style-name="T28">];</text:span></text:span></text:p>
      <text:p text:style-name="P51"><text:span text:style-name="T28"><text:s text:c="8"/></text:span><text:span text:style-name="_5f_JavaKeyWord"><text:span text:style-name="T28">for</text:span></text:span><text:span text:style-name="T28"> </text:span><text:span text:style-name="_5f_OOoComputerSpecial"><text:span text:style-name="T28">(</text:span></text:span><text:span text:style-name="_5f_JavaKeyWord"><text:span text:style-name="T28">int</text:span></text:span><text:span text:style-name="T28"> </text:span><text:span text:style-name="_5f_JavaIdent"><text:span text:style-name="T28">i</text:span></text:span><text:span text:style-name="_5f_OOoComputerSpecial"><text:span text:style-name="T28">=</text:span></text:span><text:span text:style-name="_5f_JavaNumber"><text:span text:style-name="T28">0</text:span></text:span><text:span text:style-name="_5f_OOoComputerSpecial"><text:span text:style-name="T28">;</text:span></text:span><text:span text:style-name="T28"> </text:span><text:span text:style-name="_5f_JavaIdent"><text:span text:style-name="T28">i</text:span></text:span><text:span text:style-name="_5f_OOoComputerSpecial"><text:span text:style-name="T28">&lt;</text:span></text:span><text:span text:style-name="_5f_JavaIdent"><text:span text:style-name="T28">n</text:span></text:span><text:span text:style-name="_5f_OOoComputerSpecial"><text:span text:style-name="T28">-</text:span></text:span><text:span text:style-name="_5f_JavaNumber"><text:span text:style-name="T28">1</text:span></text:span><text:span text:style-name="_5f_OOoComputerSpecial"><text:span text:style-name="T28">;</text:span></text:span><text:span text:style-name="T28"> </text:span><text:span text:style-name="_5f_JavaIdent"><text:span text:style-name="T28">i</text:span></text:span><text:span text:style-name="_5f_OOoComputerSpecial"><text:span text:style-name="T28">++){</text:span></text:span></text:p>
      <text:p text:style-name="P51"><text:span text:style-name="T28"><text:s text:c="12"/></text:span><text:span text:style-name="_5f_JavaIdent"><text:span text:style-name="T28">a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+</text:span></text:span><text:span text:style-name="_5f_JavaNumber"><text:span text:style-name="T28">1</text:span></text:span><text:span text:style-name="_5f_OOoComputerSpecial"><text:span text:style-name="T28">]=</text:span></text:span><text:span text:style-name="_5f_JavaIdent"><text:span text:style-name="T28">A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+</text:span></text:span><text:span text:style-name="_5f_JavaNumber"><text:span text:style-name="T28">1</text:span></text:span><text:span text:style-name="_5f_OOoComputerSpecial"><text:span text:style-name="T28">][</text:span></text:span><text:span text:style-name="_5f_JavaIdent"><text:span text:style-name="T28">i</text:span></text:span><text:span text:style-name="_5f_OOoComputerSpecial"><text:span text:style-name="T28">];</text:span></text:span></text:p>
      <text:p text:style-name="P51"><text:span text:style-name="T28"><text:s text:c="12"/></text:span><text:span text:style-name="_5f_JavaIdent"><text:span text:style-name="T28">b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]=</text:span></text:span><text:span text:style-name="_5f_JavaIdent"><text:span text:style-name="T28">A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][</text:span></text:span><text:span text:style-name="_5f_JavaIdent"><text:span text:style-name="T28">i</text:span></text:span><text:span text:style-name="_5f_OOoComputerSpecial"><text:span text:style-name="T28">+</text:span></text:span><text:span text:style-name="_5f_JavaNumber"><text:span text:style-name="T28">1</text:span></text:span><text:span text:style-name="_5f_OOoComputerSpecial"><text:span text:style-name="T28">];</text:span></text:span></text:p>
      <text:p text:style-name="P51"><text:span text:style-name="T28"><text:s text:c="12"/></text:span><text:span text:style-name="_5f_JavaIdent"><text:span text:style-name="T28">c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]=</text:span></text:span><text:span text:style-name="_5f_JavaIdent"><text:span text:style-name="T28">A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][</text:span></text:span><text:span text:style-name="_5f_JavaIdent"><text:span text:style-name="T28">i</text:span></text:span><text:span text:style-name="_5f_OOoComputerSpecial"><text:span text:style-name="T28">];</text:span></text:span></text:p>
      <text:p text:style-name="P51"><text:span text:style-name="T28"><text:s text:c="8"/></text:span><text:span text:style-name="_5f_OOoComputerSpecial"><text:span text:style-name="T28">}</text:span></text:span></text:p>
      <text:p text:style-name="P51"><text:span text:style-name="T28"><text:s text:c="8"/></text:span><text:span text:style-name="_5f_JavaKeyWord"><text:span text:style-name="T28">double</text:span></text:span><text:span text:style-name="T28"> </text:span><text:span text:style-name="_5f_OOoComputerSpecial"><text:span text:style-name="T28">[]</text:span></text:span><text:span text:style-name="T28"> </text:span><text:span text:style-name="_5f_JavaIdent"><text:span text:style-name="T28">e</text:span></text:span><text:span text:style-name="T28"> </text:span><text:span text:style-name="_5f_OOoComputerSpecial"><text:span text:style-name="T28">=</text:span></text:span><text:span text:style-name="T28"> </text:span><text:span text:style-name="_5f_JavaKeyWord"><text:span text:style-name="T28">new</text:span></text:span><text:span text:style-name="T28"> </text:span><text:span text:style-name="_5f_JavaKeyWord"><text:span text:style-name="T28">double</text:span></text:span><text:span text:style-name="_5f_OOoComputerSpecial"><text:span text:style-name="T28">[</text:span></text:span><text:span text:style-name="_5f_JavaIdent"><text:span text:style-name="T28">n</text:span></text:span><text:span text:style-name="_5f_OOoComputerSpecial"><text:span text:style-name="T28">];</text:span></text:span></text:p>
      <text:p text:style-name="P51"><text:span text:style-name="T28"><text:s text:c="8"/></text:span><text:span text:style-name="_5f_JavaKeyWord"><text:span text:style-name="T28">double</text:span></text:span><text:span text:style-name="T28"> </text:span><text:span text:style-name="_5f_OOoComputerSpecial"><text:span text:style-name="T28">[]</text:span></text:span><text:span text:style-name="T28"> </text:span><text:span text:style-name="_5f_JavaIdent"><text:span text:style-name="T28">m</text:span></text:span><text:span text:style-name="_5f_OOoComputerSpecial"><text:span text:style-name="T28">=</text:span></text:span><text:span text:style-name="_5f_JavaKeyWord"><text:span text:style-name="T28">new</text:span></text:span><text:span text:style-name="T28"> </text:span><text:span text:style-name="_5f_JavaKeyWord"><text:span text:style-name="T28">double</text:span></text:span><text:span text:style-name="_5f_OOoComputerSpecial"><text:span text:style-name="T28">[</text:span></text:span><text:span text:style-name="_5f_JavaIdent"><text:span text:style-name="T28">n</text:span></text:span><text:span text:style-name="_5f_OOoComputerSpecial"><text:span text:style-name="T28">];</text:span></text:span></text:p>
      <text:p text:style-name="P51"><text:span text:style-name="T28"><text:s text:c="8"/></text:span><text:span text:style-name="_5f_JavaKeyWord"><text:span text:style-name="T28">double</text:span></text:span><text:span text:style-name="T28"> </text:span><text:span text:style-name="_5f_OOoComputerSpecial"><text:span text:style-name="T28">[][]</text:span></text:span><text:span text:style-name="T28"> </text:span><text:span text:style-name="_5f_JavaIdent"><text:span text:style-name="T28">x</text:span></text:span><text:span text:style-name="_5f_OOoComputerSpecial"><text:span text:style-name="T28">=</text:span></text:span><text:span text:style-name="T28"> </text:span><text:span text:style-name="_5f_JavaKeyWord"><text:span text:style-name="T28">new</text:span></text:span><text:span text:style-name="T28"> </text:span><text:span text:style-name="_5f_JavaKeyWord"><text:span text:style-name="T28">double</text:span></text:span><text:span text:style-name="_5f_OOoComputerSpecial"><text:span text:style-name="T28">[</text:span></text:span><text:span text:style-name="_5f_JavaNumber"><text:span text:style-name="T28">1</text:span></text:span><text:span text:style-name="_5f_OOoComputerSpecial"><text:span text:style-name="T28">][</text:span></text:span><text:span text:style-name="_5f_JavaIdent"><text:span text:style-name="T28">n</text:span></text:span><text:span text:style-name="_5f_OOoComputerSpecial"><text:span text:style-name="T28">];</text:span></text:span></text:p>
      <text:p text:style-name="P51"><text:span text:style-name="T28"><text:s text:c="8"/></text:span><text:span text:style-name="_5f_JavaKeyWord"><text:span text:style-name="T28">for</text:span></text:span><text:span text:style-name="T28"> </text:span><text:span text:style-name="_5f_OOoComputerSpecial"><text:span text:style-name="T28">(</text:span></text:span><text:span text:style-name="_5f_JavaKeyWord"><text:span text:style-name="T28">int</text:span></text:span><text:span text:style-name="T28"> </text:span><text:span text:style-name="_5f_JavaIdent"><text:span text:style-name="T28">i</text:span></text:span><text:span text:style-name="_5f_OOoComputerSpecial"><text:span text:style-name="T28">=</text:span></text:span><text:span text:style-name="_5f_JavaIdent"><text:span text:style-name="T28">n</text:span></text:span><text:span text:style-name="_5f_OOoComputerSpecial"><text:span text:style-name="T28">-</text:span></text:span><text:span text:style-name="_5f_JavaNumber"><text:span text:style-name="T28">2</text:span></text:span><text:span text:style-name="_5f_OOoComputerSpecial"><text:span text:style-name="T28">;</text:span></text:span><text:span text:style-name="T28"> </text:span><text:span text:style-name="_5f_JavaIdent"><text:span text:style-name="T28">i</text:span></text:span><text:span text:style-name="_5f_OOoComputerSpecial"><text:span text:style-name="T28">&gt;=</text:span></text:span><text:span text:style-name="_5f_JavaNumber"><text:span text:style-name="T28">0</text:span></text:span><text:span text:style-name="_5f_OOoComputerSpecial"><text:span text:style-name="T28">;</text:span></text:span><text:span text:style-name="T28"> </text:span><text:span text:style-name="_5f_JavaIdent"><text:span text:style-name="T28">i</text:span></text:span><text:span text:style-name="_5f_OOoComputerSpecial"><text:span text:style-name="T28">--){</text:span></text:span></text:p>
      <text:p text:style-name="P51"><text:span text:style-name="T28"><text:s text:c="12"/></text:span><text:span text:style-name="_5f_JavaIdent"><text:span text:style-name="T28">e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]=((-</text:span></text:span><text:span text:style-name="_5f_JavaNumber"><text:span text:style-name="T28">1</text:span></text:span><text:span text:style-name="_5f_OOoComputerSpecial"><text:span text:style-name="T28">)*</text:span></text:span><text:span text:style-name="_5f_JavaIdent"><text:span text:style-name="T28">a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+</text:span></text:span><text:span text:style-name="_5f_JavaNumber"><text:span text:style-name="T28">1</text:span></text:span><text:span text:style-name="_5f_OOoComputerSpecial"><text:span text:style-name="T28">])/(</text:span></text:span><text:span text:style-name="_5f_JavaIdent"><text:span text:style-name="T28">c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+</text:span></text:span><text:span text:style-name="_5f_JavaNumber"><text:span text:style-name="T28">1</text:span></text:span><text:span text:style-name="_5f_OOoComputerSpecial"><text:span text:style-name="T28">]+</text:span></text:span><text:span text:style-name="_5f_JavaIdent"><text:span text:style-name="T28">b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+</text:span></text:span><text:span text:style-name="_5f_JavaNumber"><text:span text:style-name="T28">1</text:span></text:span><text:span text:style-name="_5f_OOoComputerSpecial"><text:span text:style-name="T28">]*</text:span></text:span><text:span text:style-name="_5f_JavaIdent"><text:span text:style-name="T28">e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+</text:span></text:span><text:span text:style-name="_5f_JavaNumber"><text:span text:style-name="T28">1</text:span></text:span><text:span text:style-name="_5f_OOoComputerSpecial"><text:span text:style-name="T28">]);</text:span></text:span></text:p>
      <text:p text:style-name="P51"><text:span text:style-name="T28"><text:s text:c="12"/></text:span><text:span text:style-name="_5f_JavaIdent"><text:span text:style-name="T28">m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]=(</text:span></text:span><text:span text:style-name="_5f_JavaIdent"><text:span text:style-name="T28">f</text:span></text:span><text:span text:style-name="_5f_OOoComputerSpecial"><text:span text:style-name="T28">[</text:span></text:span><text:span text:style-name="_5f_JavaNumber"><text:span text:style-name="T28">0</text:span></text:span><text:span text:style-name="_5f_OOoComputerSpecial"><text:span text:style-name="T28">][</text:span></text:span><text:span text:style-name="_5f_JavaIdent"><text:span text:style-name="T28">i</text:span></text:span><text:span text:style-name="_5f_OOoComputerSpecial"><text:span text:style-name="T28">+</text:span></text:span><text:span text:style-name="_5f_JavaNumber"><text:span text:style-name="T28">1</text:span></text:span><text:span text:style-name="_5f_OOoComputerSpecial"><text:span text:style-name="T28">]-</text:span></text:span><text:span text:style-name="_5f_JavaIdent"><text:span text:style-name="T28">b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+</text:span></text:span><text:span text:style-name="_5f_JavaNumber"><text:span text:style-name="T28">1</text:span></text:span><text:span text:style-name="_5f_OOoComputerSpecial"><text:span text:style-name="T28">]*</text:span></text:span><text:span text:style-name="_5f_JavaIdent"><text:span text:style-name="T28">m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+</text:span></text:span><text:span text:style-name="_5f_JavaNumber"><text:span text:style-name="T28">1</text:span></text:span><text:span text:style-name="_5f_OOoComputerSpecial"><text:span text:style-name="T28">])/(</text:span></text:span><text:span text:style-name="_5f_JavaIdent"><text:span text:style-name="T28">c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+</text:span></text:span><text:span text:style-name="_5f_JavaNumber"><text:span text:style-name="T28">1</text:span></text:span><text:span text:style-name="_5f_OOoComputerSpecial"><text:span text:style-name="T28">]+</text:span></text:span><text:span text:style-name="_5f_JavaIdent"><text:span text:style-name="T28">b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+</text:span></text:span><text:span text:style-name="_5f_JavaNumber"><text:span text:style-name="T28">1</text:span></text:span><text:span text:style-name="_5f_OOoComputerSpecial"><text:span text:style-name="T28">]*</text:span></text:span><text:span text:style-name="_5f_JavaIdent"><text:span text:style-name="T28">e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+</text:span></text:span><text:span text:style-name="_5f_JavaNumber"><text:span text:style-name="T28">1</text:span></text:span><text:span text:style-name="_5f_OOoComputerSpecial"><text:span text:style-name="T28">]);</text:span></text:span></text:p>
      <text:p text:style-name="P51"><text:soft-page-break/><text:span text:style-name="T28"><text:s text:c="8"/></text:span><text:span text:style-name="_5f_OOoComputerSpecial"><text:span text:style-name="T28">}</text:span></text:span></text:p>
      <text:p text:style-name="P52"><text:s text:c="8"/></text:p>
      <text:p text:style-name="P51"><text:span text:style-name="T28"><text:s text:c="8"/></text:span><text:span text:style-name="_5f_JavaIdent"><text:span text:style-name="T28">x</text:span></text:span><text:span text:style-name="_5f_OOoComputerSpecial"><text:span text:style-name="T28">[</text:span></text:span><text:span text:style-name="_5f_JavaNumber"><text:span text:style-name="T28">0</text:span></text:span><text:span text:style-name="_5f_OOoComputerSpecial"><text:span text:style-name="T28">][</text:span></text:span><text:span text:style-name="_5f_JavaNumber"><text:span text:style-name="T28">0</text:span></text:span><text:span text:style-name="_5f_OOoComputerSpecial"><text:span text:style-name="T28">]=(</text:span></text:span><text:span text:style-name="_5f_JavaIdent"><text:span text:style-name="T28">f</text:span></text:span><text:span text:style-name="_5f_OOoComputerSpecial"><text:span text:style-name="T28">[</text:span></text:span><text:span text:style-name="_5f_JavaNumber"><text:span text:style-name="T28">0</text:span></text:span><text:span text:style-name="_5f_OOoComputerSpecial"><text:span text:style-name="T28">][</text:span></text:span><text:span text:style-name="_5f_JavaNumber"><text:span text:style-name="T28">0</text:span></text:span><text:span text:style-name="_5f_OOoComputerSpecial"><text:span text:style-name="T28">]-</text:span></text:span><text:span text:style-name="_5f_JavaIdent"><text:span text:style-name="T28">b</text:span></text:span><text:span text:style-name="_5f_OOoComputerSpecial"><text:span text:style-name="T28">[</text:span></text:span><text:span text:style-name="_5f_JavaNumber"><text:span text:style-name="T28">0</text:span></text:span><text:span text:style-name="_5f_OOoComputerSpecial"><text:span text:style-name="T28">]*</text:span></text:span><text:span text:style-name="_5f_JavaIdent"><text:span text:style-name="T28">m</text:span></text:span><text:span text:style-name="_5f_OOoComputerSpecial"><text:span text:style-name="T28">[</text:span></text:span><text:span text:style-name="_5f_JavaNumber"><text:span text:style-name="T28">0</text:span></text:span><text:span text:style-name="_5f_OOoComputerSpecial"><text:span text:style-name="T28">])/(</text:span></text:span><text:span text:style-name="_5f_JavaIdent"><text:span text:style-name="T28">b</text:span></text:span><text:span text:style-name="_5f_OOoComputerSpecial"><text:span text:style-name="T28">[</text:span></text:span><text:span text:style-name="_5f_JavaNumber"><text:span text:style-name="T28">0</text:span></text:span><text:span text:style-name="_5f_OOoComputerSpecial"><text:span text:style-name="T28">]*</text:span></text:span><text:span text:style-name="_5f_JavaIdent"><text:span text:style-name="T28">e</text:span></text:span><text:span text:style-name="_5f_OOoComputerSpecial"><text:span text:style-name="T28">[</text:span></text:span><text:span text:style-name="_5f_JavaNumber"><text:span text:style-name="T28">0</text:span></text:span><text:span text:style-name="_5f_OOoComputerSpecial"><text:span text:style-name="T28">]+</text:span></text:span><text:span text:style-name="_5f_JavaIdent"><text:span text:style-name="T28">c</text:span></text:span><text:span text:style-name="_5f_OOoComputerSpecial"><text:span text:style-name="T28">[</text:span></text:span><text:span text:style-name="_5f_JavaNumber"><text:span text:style-name="T28">0</text:span></text:span><text:span text:style-name="_5f_OOoComputerSpecial"><text:span text:style-name="T28">]);</text:span></text:span></text:p>
      <text:p text:style-name="P51"><text:span text:style-name="T28"><text:s text:c="8"/></text:span><text:span text:style-name="_5f_JavaKeyWord"><text:span text:style-name="T28">for</text:span></text:span><text:span text:style-name="T28"> </text:span><text:span text:style-name="_5f_OOoComputerSpecial"><text:span text:style-name="T28">(</text:span></text:span><text:span text:style-name="_5f_JavaKeyWord"><text:span text:style-name="T28">int</text:span></text:span><text:span text:style-name="T28"> </text:span><text:span text:style-name="_5f_JavaIdent"><text:span text:style-name="T28">i</text:span></text:span><text:span text:style-name="_5f_OOoComputerSpecial"><text:span text:style-name="T28">=</text:span></text:span><text:span text:style-name="_5f_JavaNumber"><text:span text:style-name="T28">1</text:span></text:span><text:span text:style-name="_5f_OOoComputerSpecial"><text:span text:style-name="T28">;</text:span></text:span><text:span text:style-name="T28"> </text:span><text:span text:style-name="_5f_JavaIdent"><text:span text:style-name="T28">i</text:span></text:span><text:span text:style-name="_5f_OOoComputerSpecial"><text:span text:style-name="T28">&lt;</text:span></text:span><text:span text:style-name="_5f_JavaIdent"><text:span text:style-name="T28">n</text:span></text:span><text:span text:style-name="_5f_OOoComputerSpecial"><text:span text:style-name="T28">;</text:span></text:span><text:span text:style-name="T28"> </text:span><text:span text:style-name="_5f_JavaIdent"><text:span text:style-name="T28">i</text:span></text:span><text:span text:style-name="_5f_OOoComputerSpecial"><text:span text:style-name="T28">++){</text:span></text:span></text:p>
      <text:p text:style-name="P51"><text:span text:style-name="T28"><text:s text:c="12"/></text:span><text:span text:style-name="_5f_JavaIdent"><text:span text:style-name="T28">x</text:span></text:span><text:span text:style-name="_5f_OOoComputerSpecial"><text:span text:style-name="T28">[</text:span></text:span><text:span text:style-name="_5f_JavaNumber"><text:span text:style-name="T28">0</text:span></text:span><text:span text:style-name="_5f_OOoComputerSpecial"><text:span text:style-name="T28">][</text:span></text:span><text:span text:style-name="_5f_JavaIdent"><text:span text:style-name="T28">i</text:span></text:span><text:span text:style-name="_5f_OOoComputerSpecial"><text:span text:style-name="T28">]=</text:span></text:span><text:span text:style-name="_5f_JavaIdent"><text:span text:style-name="T28">e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-</text:span></text:span><text:span text:style-name="_5f_JavaNumber"><text:span text:style-name="T28">1</text:span></text:span><text:span text:style-name="_5f_OOoComputerSpecial"><text:span text:style-name="T28">]*</text:span></text:span><text:span text:style-name="_5f_JavaIdent"><text:span text:style-name="T28">x</text:span></text:span><text:span text:style-name="_5f_OOoComputerSpecial"><text:span text:style-name="T28">[</text:span></text:span><text:span text:style-name="_5f_JavaNumber"><text:span text:style-name="T28">0</text:span></text:span><text:span text:style-name="_5f_OOoComputerSpecial"><text:span text:style-name="T28">][</text:span></text:span><text:span text:style-name="_5f_JavaIdent"><text:span text:style-name="T28">i</text:span></text:span><text:span text:style-name="_5f_OOoComputerSpecial"><text:span text:style-name="T28">-</text:span></text:span><text:span text:style-name="_5f_JavaNumber"><text:span text:style-name="T28">1</text:span></text:span><text:span text:style-name="_5f_OOoComputerSpecial"><text:span text:style-name="T28">]+</text:span></text:span><text:span text:style-name="_5f_JavaIdent"><text:span text:style-name="T28">m</text:span></text:span><text:span text:style-name="_5f_OOoComputerSpecial"><text:span text:style-name="T28">[</text:span></text:span><text:span text:style-name="_5f_JavaIdent"><text:span text:style-name="T28">i</text:span></text:span><text:span text:style-name="_5f_OOoComputerSpecial"><text:span text:style-name="T28">-</text:span></text:span><text:span text:style-name="_5f_JavaNumber"><text:span text:style-name="T28">1</text:span></text:span><text:span text:style-name="_5f_OOoComputerSpecial"><text:span text:style-name="T28">];</text:span></text:span></text:p>
      <text:p text:style-name="P51"><text:span text:style-name="T28"><text:s text:c="8"/></text:span><text:span text:style-name="_5f_OOoComputerSpecial"><text:span text:style-name="T28">}</text:span></text:span></text:p>
      <text:p text:style-name="P51"><text:span text:style-name="T28"><text:s text:c="8"/></text:span><text:span text:style-name="_5f_JavaIdent"><text:span text:style-name="T28">x</text:span></text:span><text:span text:style-name="_5f_OOoComputerSpecial"><text:span text:style-name="T28">=</text:span></text:span><text:span text:style-name="_5f_JavaIdent"><text:span text:style-name="T28">transpon</text:span></text:span><text:span text:style-name="_5f_OOoComputerSpecial"><text:span text:style-name="T28">(</text:span></text:span><text:span text:style-name="_5f_JavaIdent"><text:span text:style-name="T28">x</text:span></text:span><text:span text:style-name="_5f_OOoComputerSpecial"><text:span text:style-name="T28">);</text:span></text:span></text:p>
      <text:p text:style-name="P51"><text:span text:style-name="T28"><text:s text:c="8"/></text:span><text:span text:style-name="_5f_JavaIdent"><text:span text:style-name="T28">print</text:span></text:span><text:span text:style-name="_5f_OOoComputerSpecial"><text:span text:style-name="T28">(</text:span></text:span><text:span text:style-name="_5f_JavaIdent"><text:span text:style-name="T28">x</text:span></text:span><text:span text:style-name="_5f_OOoComputerSpecial"><text:span text:style-name="T28">);</text:span></text:span></text:p>
      <text:p text:style-name="P51"><text:span text:style-name="T28"><text:s text:c="8"/></text:span><text:span text:style-name="_5f_JavaIdent"><text:span text:style-name="T28">A</text:span></text:span><text:span text:style-name="_5f_OOoComputerSpecial"><text:span text:style-name="T28">=</text:span></text:span><text:span text:style-name="_5f_JavaIdent"><text:span text:style-name="T28">mult</text:span></text:span><text:span text:style-name="_5f_OOoComputerSpecial"><text:span text:style-name="T28">(</text:span></text:span><text:span text:style-name="_5f_JavaIdent"><text:span text:style-name="T28">A</text:span></text:span><text:span text:style-name="_5f_OOoComputerSpecial"><text:span text:style-name="T28">,</text:span></text:span><text:span text:style-name="T28"> </text:span><text:span text:style-name="_5f_JavaIdent"><text:span text:style-name="T28">x</text:span></text:span><text:span text:style-name="_5f_OOoComputerSpecial"><text:span text:style-name="T28">);</text:span></text:span></text:p>
      <text:p text:style-name="P51"><text:span text:style-name="T28"><text:s text:c="8"/></text:span><text:span text:style-name="_5f_JavaIdent"><text:span text:style-name="T28">printR</text:span></text:span><text:span text:style-name="_5f_OOoComputerSpecial"><text:span text:style-name="T28">(</text:span></text:span><text:span text:style-name="_5f_JavaIdent"><text:span text:style-name="T28">A</text:span></text:span><text:span text:style-name="_5f_OOoComputerSpecial"><text:span text:style-name="T28">,</text:span></text:span><text:span text:style-name="T28"> </text:span><text:span text:style-name="_5f_JavaIdent"><text:span text:style-name="T28">transpon</text:span></text:span><text:span text:style-name="_5f_OOoComputerSpecial"><text:span text:style-name="T28">(</text:span></text:span><text:span text:style-name="_5f_JavaIdent"><text:span text:style-name="T28">f</text:span></text:span><text:span text:style-name="_5f_OOoComputerSpecial"><text:span text:style-name="T28">));</text:span></text:span></text:p>
      <text:p text:style-name="P51"><text:span text:style-name="T28"><text:s text:c="4"/></text:span><text:span text:style-name="_5f_OOoComputerSpecial"><text:span text:style-name="T28">}</text:span></text:span></text:p>
      <text:p text:style-name="P51"><text:span text:style-name="_5f_OOoComputerSpecial"><text:span text:style-name="T28">}</text:span></text:span></text:p>
      <text:p text:style-name="P44"/>
      <text:p text:style-name="P32"/>
      <text:p text:style-name="P47"/>
      <text:p text:style-name="P48">Результаты и вывод</text:p>
      <text:p text:style-name="P49">Выходные данные:</text:p>
      <text:p text:style-name="P41">-5.1664302873066195 </text:p>
      <text:p text:style-name="P41">3.5324435476121843 </text:p>
      <text:p text:style-name="P41">2.890316065834924 </text:p>
      <text:p text:style-name="P41">-2.53094688221709 </text:p>
      <text:p text:style-name="P41">2.6167958973998715 </text:p>
      <text:p text:style-name="P41"/>
      <text:p text:style-name="P41">4.440892098500626E-16 </text:p>
      <text:p text:style-name="P41">0.0 </text:p>
      <text:p text:style-name="P41">0.0 </text:p>
      <text:p text:style-name="P41">0.0 </text:p>
      <text:p text:style-name="P41">0.0 </text:p>
      <text:p text:style-name="P41"/>
      <text:p text:style-name="P41">4.440892098500626E-16</text:p>
      <text:p text:style-name="P13"/>
      <text:p text:style-name="P14"><text:span text:style-name="T4">Вывод:</text:span> </text:p>
      <text:p text:style-name="P24">Метод прогонки для заданной трёхдиагональной матрицы получает ответ, достаточно близкий к точному (как видно по вектору невязки). Погрешности, приобретённые в процессе вычислений достаточно малы. </text:p>
      <text:p text:style-name="P24">Если сравнивать данный метод с ранее рассмотренными, то можно заметить, что его недостаток в том, что он предназначен лишь для матриц особого вида, в то же время, для матриц такого вида он значительно выигрывает по асимптотике по сравнению с методом Гаусса.</text:p>
      <text:p text:style-name="P2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05:24:15.272281811</meta:creation-date>
    <dc:date>2016-12-02T07:02:59.679917087</dc:date>
    <meta:editing-duration>PT24M56S</meta:editing-duration>
    <meta:editing-cycles>7</meta:editing-cycles>
    <meta:generator>LibreOffice/5.1.4.2$Linux_X86_64 LibreOffice_project/10m0$Build-2</meta:generator>
    <meta:document-statistic meta:table-count="0" meta:image-count="4" meta:object-count="0" meta:page-count="6" meta:paragraph-count="193" meta:word-count="796" meta:character-count="6869" meta:non-whitespace-character-count="5242"/>
  </office:meta>
</office:document-meta>
</file>